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10.876cm"/>
    </style:style>
    <style:style style:name="co2" style:family="table-column">
      <style:table-column-properties fo:break-before="auto" style:column-width="13.425cm"/>
    </style:style>
    <style:style style:name="co3" style:family="table-column">
      <style:table-column-properties fo:break-before="auto" style:column-width="7.948cm"/>
    </style:style>
    <style:style style:name="co4" style:family="table-column">
      <style:table-column-properties fo:break-before="auto" style:column-width="8.073cm"/>
    </style:style>
    <style:style style:name="co5" style:family="table-column">
      <style:table-column-properties fo:break-before="auto" style:column-width="5.676cm"/>
    </style:style>
    <style:style style:name="co6" style:family="table-column">
      <style:table-column-properties fo:break-before="auto" style:column-width="4.085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54cm"/>
    </style:style>
    <style:style style:name="co10" style:family="table-column">
      <style:table-column-properties fo:break-before="auto" style:column-width="4.313cm"/>
    </style:style>
    <style:style style:name="co11" style:family="table-column">
      <style:table-column-properties fo:break-before="auto" style:column-width="4.665cm"/>
    </style:style>
    <style:style style:name="co12" style:family="table-column">
      <style:table-column-properties fo:break-before="auto" style:column-width="5.904cm"/>
    </style:style>
    <style:style style:name="co13" style:family="table-column">
      <style:table-column-properties fo:break-before="auto" style:column-width="6.812cm"/>
    </style:style>
    <style:style style:name="co14" style:family="table-column">
      <style:table-column-properties fo:break-before="auto" style:column-width="6.937cm"/>
    </style:style>
    <style:style style:name="co15" style:family="table-column">
      <style:table-column-properties fo:break-before="auto" style:column-width="6.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9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61">
      <style:table-cell-properties fo:background-color="#ffffff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ostra de 10e3 files" table:style-name="ta1">
        <table:table-column table:style-name="co1" table:default-cell-style-name="ce34"/>
        <table:table-column table:style-name="co2" table:default-cell-style-name="ce37"/>
        <table:table-column table:style-name="co3" table:number-columns-repeated="2" table:default-cell-style-name="ce37"/>
        <table:table-column table:style-name="co4" table:number-columns-repeated="2" table:default-cell-style-name="ce37"/>
        <table:table-column table:style-name="co3" table:number-columns-repeated="8" table:default-cell-style-name="ce37"/>
        <table:table-column table:style-name="co4" table:number-columns-repeated="3" table:default-cell-style-name="ce37"/>
        <table:table-column table:style-name="co3" table:default-cell-style-name="ce37"/>
        <table:table-column table:style-name="co5" table:default-cell-style-name="ce37"/>
        <table:table-column table:style-name="co6" table:default-cell-style-name="ce37"/>
        <table:table-column table:style-name="co3" table:default-cell-style-name="ce37"/>
        <table:table-column table:style-name="co4" table:default-cell-style-name="ce37"/>
        <table:table-column table:style-name="co7" table:default-cell-style-name="ce37"/>
        <table:table-column table:style-name="co8" table:number-columns-repeated="1001" table:default-cell-style-name="ce37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0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st rows percentage</text:p>
          </table:table-cell>
          <table:table-cell office:value-type="float" office:value="0.1" calcext:value-type="float">
            <text:p>0,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riginal rows count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10"/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dialogueID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from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Numeric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float" office:value="999" calcext:value-type="float">
            <text:p>99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ntropy</text:p>
          </table:table-cell>
          <table:table-cell office:value-type="float" office:value="0.882875788113732" calcext:value-type="float">
            <text:p>0,88287578811373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average</text:p>
          </table:table-cell>
          <table:table-cell office:value-type="float" office:value="132.613613613614" calcext:value-type="float">
            <text:p>132,61361361361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ax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in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standard deviation</text:p>
          </table:table-cell>
          <table:table-cell office:value-type="float" office:value="110.576417010381" calcext:value-type="float">
            <text:p>110,57641701038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variance</text:p>
          </table:table-cell>
          <table:table-cell office:value-type="float" office:value="12227.1439988537" calcext:value-type="float">
            <text:p>12227,143998853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tring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24819963058964" calcext:value-type="float">
            <text:p>3,24819963058964</text:p>
          </table:table-cell>
          <table:table-cell office:value-type="string" calcext:value-type="string">
            <text:p>-</text:p>
          </table:table-cell>
          <table:table-cell office:value-type="float" office:value="4.58733321181053" calcext:value-type="float">
            <text:p>4,58733321181053</text:p>
          </table:table-cell>
          <table:table-cell office:value-type="float" office:value="4.54493171232168" calcext:value-type="float">
            <text:p>4,54493171232168</text:p>
          </table:table-cell>
          <table:table-cell office:value-type="float" office:value="4.60896821603309" calcext:value-type="float">
            <text:p>4,6089682160330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8398398398398" calcext:value-type="float">
            <text:p>8,9839839839839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92958460539841" calcext:value-type="float">
            <text:p>8,9295846053984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.7374812249683" calcext:value-type="float">
            <text:p>79,737481224968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62" calcext:value-type="float">
            <text:p>96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123" calcext:value-type="float">
            <text:p>312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office:value-type="float" office:value="952" calcext:value-type="float">
            <text:p>952</text:p>
          </table:table-cell>
          <table:table-cell office:value-type="float" office:value="999" calcext:value-type="float">
            <text:p>99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21721721721722" calcext:value-type="float">
            <text:p>6,21721721721722</text:p>
          </table:table-cell>
          <table:table-cell office:value-type="string" calcext:value-type="string">
            <text:p>-</text:p>
          </table:table-cell>
          <table:table-cell office:value-type="float" office:value="6.92392392392392" calcext:value-type="float">
            <text:p>6,92392392392392</text:p>
          </table:table-cell>
          <table:table-cell office:value-type="float" office:value="6.9968487394958" calcext:value-type="float">
            <text:p>6,9968487394958</text:p>
          </table:table-cell>
          <table:table-cell office:value-type="float" office:value="56.2152152152152" calcext:value-type="float">
            <text:p>56,215215215215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8" calcext:value-type="float">
            <text:p>39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878997440476486" calcext:value-type="float">
            <text:p>0,878997440476486</text:p>
          </table:table-cell>
          <table:table-cell office:value-type="string" calcext:value-type="string">
            <text:p>-</text:p>
          </table:table-cell>
          <table:table-cell office:value-type="float" office:value="2.21520322850112" calcext:value-type="float">
            <text:p>2,21520322850112</text:p>
          </table:table-cell>
          <table:table-cell office:value-type="float" office:value="2.43594203522353" calcext:value-type="float">
            <text:p>2,43594203522353</text:p>
          </table:table-cell>
          <table:table-cell office:value-type="float" office:value="47.7428540080876" calcext:value-type="float">
            <text:p>47,742854008087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772636500364214" calcext:value-type="float">
            <text:p>0,772636500364214</text:p>
          </table:table-cell>
          <table:table-cell office:value-type="string" calcext:value-type="string">
            <text:p>-</text:p>
          </table:table-cell>
          <table:table-cell office:value-type="float" office:value="4.9071253435618" calcext:value-type="float">
            <text:p>4,9071253435618</text:p>
          </table:table-cell>
          <table:table-cell office:value-type="float" office:value="5.93381359896897" calcext:value-type="float">
            <text:p>5,93381359896897</text:p>
          </table:table-cell>
          <table:table-cell office:value-type="float" office:value="2279.38010883757" calcext:value-type="float">
            <text:p>2279,3801088375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3.38146943504252" calcext:value-type="float">
            <text:p>3,38146943504252</text:p>
          </table:table-cell>
          <table:table-cell office:value-type="string" calcext:value-type="string">
            <text:p>-</text:p>
          </table:table-cell>
          <table:table-cell office:value-type="float" office:value="4.09041837661618" calcext:value-type="float">
            <text:p>4,09041837661618</text:p>
          </table:table-cell>
          <table:table-cell office:value-type="float" office:value="4.11984205156874" calcext:value-type="float">
            <text:p>4,11984205156874</text:p>
          </table:table-cell>
          <table:table-cell office:value-type="float" office:value="9.8587094489381" calcext:value-type="float">
            <text:p>9,858709448938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3.38146943504252" calcext:value-type="float">
            <text:p>3,38146943504252</text:p>
          </table:table-cell>
          <table:table-cell office:value-type="string" calcext:value-type="string">
            <text:p>-</text:p>
          </table:table-cell>
          <table:table-cell office:value-type="float" office:value="4.09041837661618" calcext:value-type="float">
            <text:p>4,09041837661618</text:p>
          </table:table-cell>
          <table:table-cell office:value-type="float" office:value="4.11984205156874" calcext:value-type="float">
            <text:p>4,11984205156874</text:p>
          </table:table-cell>
          <table:table-cell office:value-type="float" office:value="9.78125030502654" calcext:value-type="float">
            <text:p>9,7812503050265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21721721721722" calcext:value-type="float">
            <text:p>6,21721721721722</text:p>
          </table:table-cell>
          <table:table-cell office:value-type="string" calcext:value-type="string">
            <text:p>-</text:p>
          </table:table-cell>
          <table:table-cell office:value-type="float" office:value="6.92392392392392" calcext:value-type="float">
            <text:p>6,92392392392392</text:p>
          </table:table-cell>
          <table:table-cell office:value-type="float" office:value="6.9968487394958" calcext:value-type="float">
            <text:p>6,9968487394958</text:p>
          </table:table-cell>
          <table:table-cell office:value-type="float" office:value="56.2152152152152" calcext:value-type="float">
            <text:p>56,215215215215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98" calcext:value-type="float">
            <text:p>39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878997440476486" calcext:value-type="float">
            <text:p>0,878997440476486</text:p>
          </table:table-cell>
          <table:table-cell office:value-type="string" calcext:value-type="string">
            <text:p>-</text:p>
          </table:table-cell>
          <table:table-cell office:value-type="float" office:value="2.21520322850112" calcext:value-type="float">
            <text:p>2,21520322850112</text:p>
          </table:table-cell>
          <table:table-cell office:value-type="float" office:value="2.43594203522353" calcext:value-type="float">
            <text:p>2,43594203522353</text:p>
          </table:table-cell>
          <table:table-cell office:value-type="float" office:value="47.7428540080876" calcext:value-type="float">
            <text:p>47,742854008087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772636500364214" calcext:value-type="float">
            <text:p>0,772636500364214</text:p>
          </table:table-cell>
          <table:table-cell office:value-type="string" calcext:value-type="string">
            <text:p>-</text:p>
          </table:table-cell>
          <table:table-cell office:value-type="float" office:value="4.9071253435618" calcext:value-type="float">
            <text:p>4,9071253435618</text:p>
          </table:table-cell>
          <table:table-cell office:value-type="float" office:value="5.93381359896897" calcext:value-type="float">
            <text:p>5,93381359896897</text:p>
          </table:table-cell>
          <table:table-cell office:value-type="float" office:value="2279.38010883757" calcext:value-type="float">
            <text:p>2279,38010883757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imestamp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0" calcext:value-type="float">
            <text:p>61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293161777322" calcext:value-type="float">
            <text:p>2,729316177732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1869.318637275" calcext:value-type="float">
            <text:p>211869,318637275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2865760" calcext:value-type="float">
            <text:p>5286576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38757.24984461" calcext:value-type="float">
            <text:p>2138757,2498446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74282573762897" calcext:value-type="float">
            <text:p>457428257376289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ew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11-08-06 18:42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Old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04-11-23 11:49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imestamp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.05673356154787" calcext:value-type="float">
            <text:p>9,0567335615478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13" table:number-columns-repeated="6"/>
          <table:table-cell table:style-name="ce25" table:number-columns-repeated="16"/>
          <table:table-cell table:number-columns-repeated="1001"/>
        </table:table-row>
        <table:table-row table:style-name="ro1">
          <table:table-cell table:style-name="ce10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25" table:number-columns-repeated="16"/>
          <table:table-cell table:number-columns-repeated="1001"/>
        </table:table-row>
        <table:table-row table:style-name="ro1">
          <table:table-cell table:style-name="ce5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7" office:value-type="float" office:value="23.493219" calcext:value-type="float">
            <text:p>2,35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number-columns-repeated="2" table:style-name="ce17" office:value-type="float" office:value="0.000006" calcext:value-type="float">
            <text:p>6,00E-06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7" calcext:value-type="float">
            <text:p>7,00E-06</text:p>
          </table:table-cell>
          <table:table-cell table:style-name="ce17" office:value-type="float" office:value="0.00000055470019622523" calcext:value-type="float">
            <text:p>5,55E-07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7" office:value-type="float" office:value="0.2873085" calcext:value-type="float">
            <text:p>2,87E-01</text:p>
          </table:table-cell>
          <table:table-cell table:style-name="ce17" office:value-type="float" office:value="0.294147714285714" calcext:value-type="float">
            <text:p>2,94E-01</text:p>
          </table:table-cell>
          <table:table-cell table:style-name="ce17" office:value-type="float" office:value="0.273167" calcext:value-type="float">
            <text:p>2,73E-01</text:p>
          </table:table-cell>
          <table:table-cell table:style-name="ce17" office:value-type="float" office:value="0.348404" calcext:value-type="float">
            <text:p>3,48E-01</text:p>
          </table:table-cell>
          <table:table-cell table:style-name="ce17" office:value-type="float" office:value="0.0188312781396703" calcext:value-type="float">
            <text:p>1,88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7" office:value-type="float" office:value="0.2472835" calcext:value-type="float">
            <text:p>2,47E-01</text:p>
          </table:table-cell>
          <table:table-cell table:style-name="ce17" office:value-type="float" office:value="0.2432115" calcext:value-type="float">
            <text:p>2,43E-01</text:p>
          </table:table-cell>
          <table:table-cell table:style-name="ce17" office:value-type="float" office:value="0.177888" calcext:value-type="float">
            <text:p>1,78E-01</text:p>
          </table:table-cell>
          <table:table-cell table:style-name="ce17" office:value-type="float" office:value="0.292645" calcext:value-type="float">
            <text:p>2,93E-01</text:p>
          </table:table-cell>
          <table:table-cell table:style-name="ce17" office:value-type="float" office:value="0.0314323348332043" calcext:value-type="float">
            <text:p>3,14E-02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7" office:value-type="float" office:value="0.278013" calcext:value-type="float">
            <text:p>2,78E-01</text:p>
          </table:table-cell>
          <table:table-cell table:style-name="ce17" office:value-type="float" office:value="0.2786792" calcext:value-type="float">
            <text:p>2,79E-01</text:p>
          </table:table-cell>
          <table:table-cell table:style-name="ce17" office:value-type="float" office:value="0.254857" calcext:value-type="float">
            <text:p>2,55E-01</text:p>
          </table:table-cell>
          <table:table-cell table:style-name="ce17" office:value-type="float" office:value="0.302722" calcext:value-type="float">
            <text:p>3,03E-01</text:p>
          </table:table-cell>
          <table:table-cell table:style-name="ce17" office:value-type="float" office:value="0.0126706614676808" calcext:value-type="float">
            <text:p>1,27E-02</text:p>
          </table:table-cell>
          <table:table-cell table:style-name="ce23" office:value-type="float" office:value="15" calcext:value-type="float">
            <text:p>1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7" office:value-type="float" office:value="0.9964965" calcext:value-type="float">
            <text:p>9,96E-01</text:p>
          </table:table-cell>
          <table:table-cell table:style-name="ce17" office:value-type="float" office:value="1.00576171428571" calcext:value-type="float">
            <text:p>1,01E+00</text:p>
          </table:table-cell>
          <table:table-cell table:style-name="ce17" office:value-type="float" office:value="0.917453" calcext:value-type="float">
            <text:p>9,17E-01</text:p>
          </table:table-cell>
          <table:table-cell table:style-name="ce17" office:value-type="float" office:value="1.158099" calcext:value-type="float">
            <text:p>1,16E+00</text:p>
          </table:table-cell>
          <table:table-cell table:style-name="ce17" office:value-type="float" office:value="0.0716789302358667" calcext:value-type="float">
            <text:p>7,17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7" office:value-type="float" office:value="0.2729975" calcext:value-type="float">
            <text:p>2,73E-01</text:p>
          </table:table-cell>
          <table:table-cell table:style-name="ce17" office:value-type="float" office:value="0.278509785714286" calcext:value-type="float">
            <text:p>2,79E-01</text:p>
          </table:table-cell>
          <table:table-cell table:style-name="ce17" office:value-type="float" office:value="0.262637" calcext:value-type="float">
            <text:p>2,63E-01</text:p>
          </table:table-cell>
          <table:table-cell table:style-name="ce17" office:value-type="float" office:value="0.324767" calcext:value-type="float">
            <text:p>3,25E-01</text:p>
          </table:table-cell>
          <table:table-cell table:style-name="ce17" office:value-type="float" office:value="0.0155761526659707" calcext:value-type="float">
            <text:p>1,56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7" office:value-type="float" office:value="0.188753" calcext:value-type="float">
            <text:p>1,89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7" office:value-type="float" office:value="0.092437" calcext:value-type="float">
            <text:p>9,24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7" office:value-type="float" office:value="0.092545" calcext:value-type="float">
            <text:p>9,25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7" office:value-type="float" office:value="1.929959" calcext:value-type="float">
            <text:p>1,93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7" office:value-type="float" office:value="0.877478" calcext:value-type="float">
            <text:p>8,77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7" office:value-type="float" office:value="0.2411605" calcext:value-type="float">
            <text:p>2,41E-01</text:p>
          </table:table-cell>
          <table:table-cell table:style-name="ce17" office:value-type="float" office:value="0.23020625" calcext:value-type="float">
            <text:p>2,30E-01</text:p>
          </table:table-cell>
          <table:table-cell table:style-name="ce17" office:value-type="float" office:value="0.189511" calcext:value-type="float">
            <text:p>1,90E-01</text:p>
          </table:table-cell>
          <table:table-cell table:style-name="ce17" office:value-type="float" office:value="0.248993" calcext:value-type="float">
            <text:p>2,49E-01</text:p>
          </table:table-cell>
          <table:table-cell table:style-name="ce17" office:value-type="float" office:value="0.0277189184177522" calcext:value-type="float">
            <text:p>2,77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7" office:value-type="float" office:value="0.2411025" calcext:value-type="float">
            <text:p>2,41E-01</text:p>
          </table:table-cell>
          <table:table-cell table:style-name="ce17" office:value-type="float" office:value="0.23630675" calcext:value-type="float">
            <text:p>2,36E-01</text:p>
          </table:table-cell>
          <table:table-cell table:style-name="ce17" office:value-type="float" office:value="0.218827" calcext:value-type="float">
            <text:p>2,19E-01</text:p>
          </table:table-cell>
          <table:table-cell table:style-name="ce17" office:value-type="float" office:value="0.244195" calcext:value-type="float">
            <text:p>2,44E-01</text:p>
          </table:table-cell>
          <table:table-cell table:style-name="ce17" office:value-type="float" office:value="0.0117648515608995" calcext:value-type="float">
            <text:p>1,18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7" office:value-type="float" office:value="0.1686255" calcext:value-type="float">
            <text:p>1,69E-01</text:p>
          </table:table-cell>
          <table:table-cell table:style-name="ce17" office:value-type="float" office:value="0.1583845" calcext:value-type="float">
            <text:p>1,58E-01</text:p>
          </table:table-cell>
          <table:table-cell table:style-name="ce17" office:value-type="float" office:value="0.103024" calcext:value-type="float">
            <text:p>1,03E-01</text:p>
          </table:table-cell>
          <table:table-cell table:style-name="ce17" office:value-type="float" office:value="0.193263" calcext:value-type="float">
            <text:p>1,93E-01</text:p>
          </table:table-cell>
          <table:table-cell table:style-name="ce17" office:value-type="float" office:value="0.0386923437603186" calcext:value-type="float">
            <text:p>3,87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7" office:value-type="float" office:value="0.2191165" calcext:value-type="float">
            <text:p>2,19E-01</text:p>
          </table:table-cell>
          <table:table-cell table:style-name="ce17" office:value-type="float" office:value="0.2169465" calcext:value-type="float">
            <text:p>2,17E-01</text:p>
          </table:table-cell>
          <table:table-cell table:style-name="ce17" office:value-type="float" office:value="0.208426" calcext:value-type="float">
            <text:p>2,08E-01</text:p>
          </table:table-cell>
          <table:table-cell table:style-name="ce17" office:value-type="float" office:value="0.221127" calcext:value-type="float">
            <text:p>2,21E-01</text:p>
          </table:table-cell>
          <table:table-cell table:style-name="ce17" office:value-type="float" office:value="0.00595521936343798" calcext:value-type="float">
            <text:p>5,96E-0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7" office:value-type="float" office:value="0.252298" calcext:value-type="float">
            <text:p>2,52E-01</text:p>
          </table:table-cell>
          <table:table-cell table:style-name="ce17" office:value-type="float" office:value="0.25152675" calcext:value-type="float">
            <text:p>2,52E-01</text:p>
          </table:table-cell>
          <table:table-cell table:style-name="ce17" office:value-type="float" office:value="0.239372" calcext:value-type="float">
            <text:p>2,39E-01</text:p>
          </table:table-cell>
          <table:table-cell table:style-name="ce17" office:value-type="float" office:value="0.262139" calcext:value-type="float">
            <text:p>2,62E-01</text:p>
          </table:table-cell>
          <table:table-cell table:style-name="ce17" office:value-type="float" office:value="0.0118041730015279" calcext:value-type="float">
            <text:p>1,18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7" office:value-type="float" office:value="0.0816365" calcext:value-type="float">
            <text:p>8,16E-02</text:p>
          </table:table-cell>
          <table:table-cell table:style-name="ce17" office:value-type="float" office:value="0.08227925" calcext:value-type="float">
            <text:p>8,23E-02</text:p>
          </table:table-cell>
          <table:table-cell table:style-name="ce17" office:value-type="float" office:value="0.079679" calcext:value-type="float">
            <text:p>7,97E-02</text:p>
          </table:table-cell>
          <table:table-cell table:style-name="ce17" office:value-type="float" office:value="0.086165" calcext:value-type="float">
            <text:p>8,62E-02</text:p>
          </table:table-cell>
          <table:table-cell table:style-name="ce17" office:value-type="float" office:value="0.00277119521446372" calcext:value-type="float">
            <text:p>2,77E-0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7" office:value-type="float" office:value="0.0875185" calcext:value-type="float">
            <text:p>8,75E-02</text:p>
          </table:table-cell>
          <table:table-cell table:style-name="ce17" office:value-type="float" office:value="0.07639775" calcext:value-type="float">
            <text:p>7,64E-02</text:p>
          </table:table-cell>
          <table:table-cell table:style-name="ce17" office:value-type="float" office:value="0.042438" calcext:value-type="float">
            <text:p>4,24E-02</text:p>
          </table:table-cell>
          <table:table-cell table:style-name="ce17" office:value-type="float" office:value="0.088116" calcext:value-type="float">
            <text:p>8,81E-02</text:p>
          </table:table-cell>
          <table:table-cell table:style-name="ce17" office:value-type="float" office:value="0.0226429955670622" calcext:value-type="float">
            <text:p>2,26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7" office:value-type="float" office:value="0.239778" calcext:value-type="float">
            <text:p>2,40E-01</text:p>
          </table:table-cell>
          <table:table-cell table:style-name="ce17" office:value-type="float" office:value="0.23754275" calcext:value-type="float">
            <text:p>2,38E-01</text:p>
          </table:table-cell>
          <table:table-cell table:style-name="ce17" office:value-type="float" office:value="0.17793" calcext:value-type="float">
            <text:p>1,78E-01</text:p>
          </table:table-cell>
          <table:table-cell table:style-name="ce17" office:value-type="float" office:value="0.292685" calcext:value-type="float">
            <text:p>2,93E-01</text:p>
          </table:table-cell>
          <table:table-cell table:style-name="ce17" office:value-type="float" office:value="0.0474202212870909" calcext:value-type="float">
            <text:p>4,74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7" office:value-type="float" office:value="0.9675945" calcext:value-type="float">
            <text:p>9,68E-01</text:p>
          </table:table-cell>
          <table:table-cell table:style-name="ce17" office:value-type="float" office:value="0.9761005" calcext:value-type="float">
            <text:p>9,76E-01</text:p>
          </table:table-cell>
          <table:table-cell table:style-name="ce17" office:value-type="float" office:value="0.930139" calcext:value-type="float">
            <text:p>9,30E-01</text:p>
          </table:table-cell>
          <table:table-cell table:style-name="ce17" office:value-type="float" office:value="1.039074" calcext:value-type="float">
            <text:p>1,04E+00</text:p>
          </table:table-cell>
          <table:table-cell table:style-name="ce17" office:value-type="float" office:value="0.0456135198561421" calcext:value-type="float">
            <text:p>4,56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7" office:value-type="float" office:value="1.0255645" calcext:value-type="float">
            <text:p>1,03E+00</text:p>
          </table:table-cell>
          <table:table-cell table:style-name="ce17" office:value-type="float" office:value="1.0501905" calcext:value-type="float">
            <text:p>1,05E+00</text:p>
          </table:table-cell>
          <table:table-cell table:style-name="ce17" office:value-type="float" office:value="1.013095" calcext:value-type="float">
            <text:p>1,01E+00</text:p>
          </table:table-cell>
          <table:table-cell table:style-name="ce17" office:value-type="float" office:value="1.136538" calcext:value-type="float">
            <text:p>1,14E+00</text:p>
          </table:table-cell>
          <table:table-cell table:style-name="ce17" office:value-type="float" office:value="0.0587187492288451" calcext:value-type="float">
            <text:p>5,87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7" office:value-type="float" office:value="0.970097" calcext:value-type="float">
            <text:p>9,70E-01</text:p>
          </table:table-cell>
          <table:table-cell table:style-name="ce17" office:value-type="float" office:value="0.97245525" calcext:value-type="float">
            <text:p>9,72E-01</text:p>
          </table:table-cell>
          <table:table-cell table:style-name="ce17" office:value-type="float" office:value="0.945636" calcext:value-type="float">
            <text:p>9,46E-01</text:p>
          </table:table-cell>
          <table:table-cell table:style-name="ce17" office:value-type="float" office:value="1.003991" calcext:value-type="float">
            <text:p>1,00E+00</text:p>
          </table:table-cell>
          <table:table-cell table:style-name="ce17" office:value-type="float" office:value="0.0244831430631364" calcext:value-type="float">
            <text:p>2,45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7" office:value-type="float" office:value="4.667241" calcext:value-type="float">
            <text:p>4,67E+00</text:p>
          </table:table-cell>
          <table:table-cell table:style-name="ce17" office:value-type="float" office:value="4.65179725" calcext:value-type="float">
            <text:p>4,65E+00</text:p>
          </table:table-cell>
          <table:table-cell table:style-name="ce17" office:value-type="float" office:value="4.336486" calcext:value-type="float">
            <text:p>4,34E+00</text:p>
          </table:table-cell>
          <table:table-cell table:style-name="ce17" office:value-type="float" office:value="4.936221" calcext:value-type="float">
            <text:p>4,94E+00</text:p>
          </table:table-cell>
          <table:table-cell table:style-name="ce17" office:value-type="float" office:value="0.245516717021299" calcext:value-type="float">
            <text:p>2,46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7" office:value-type="float" office:value="0.270311" calcext:value-type="float">
            <text:p>2,70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7" office:value-type="float" office:value="0.182801" calcext:value-type="float">
            <text:p>1,83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7" office:value-type="float" office:value="0.103645" calcext:value-type="float">
            <text:p>1,04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7" office:value-type="float" office:value="0.087696" calcext:value-type="float">
            <text:p>8,77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7" office:value-type="float" office:value="0.26064" calcext:value-type="float">
            <text:p>2,61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7" office:value-type="float" office:value="1.158111" calcext:value-type="float">
            <text:p>1,16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7" office:value-type="float" office:value="2.623746" calcext:value-type="float">
            <text:p>2,62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7" office:value-type="float" office:value="0.209624" calcext:value-type="float">
            <text:p>2,10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1" office:value-type="string" calcext:value-type="string">
            <text:p>Tupleprocessor.process</text:p>
          </table:table-cell>
          <table:table-cell table:number-columns-repeated="4" table:style-name="ce21" office:value-type="float" office:value="0.209948" calcext:value-type="float">
            <text:p>2,10E-01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ce34"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4 files" table:style-name="ta1">
        <table:table-column table:style-name="co1" table:default-cell-style-name="ce34"/>
        <table:table-column table:style-name="co2" table:default-cell-style-name="ce37"/>
        <table:table-column table:style-name="co3" table:number-columns-repeated="2" table:default-cell-style-name="ce37"/>
        <table:table-column table:style-name="co4" table:default-cell-style-name="ce37"/>
        <table:table-column table:style-name="co3" table:number-columns-repeated="9" table:default-cell-style-name="ce37"/>
        <table:table-column table:style-name="co4" table:number-columns-repeated="3" table:default-cell-style-name="ce37"/>
        <table:table-column table:style-name="co7" table:default-cell-style-name="ce37"/>
        <table:table-column table:style-name="co8" table:number-columns-repeated="1006" table:default-cell-style-name="ce37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0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st rows percentage</text:p>
          </table:table-cell>
          <table:table-cell office:value-type="float" office:value="0.01" calcext:value-type="float">
            <text:p>0,0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riginal rows count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10"/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dialogueID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from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Numeric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float" office:value="9999" calcext:value-type="float">
            <text:p>999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ntropy</text:p>
          </table:table-cell>
          <table:table-cell office:value-type="float" office:value="0.194908186632557" calcext:value-type="float">
            <text:p>0,19490818663255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average</text:p>
          </table:table-cell>
          <table:table-cell office:value-type="float" office:value="67.2548254825483" calcext:value-type="float">
            <text:p>67,254825482548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ax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in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standard deviation</text:p>
          </table:table-cell>
          <table:table-cell office:value-type="float" office:value="41.1798548869658" calcext:value-type="float">
            <text:p>41,179854886965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variance</text:p>
          </table:table-cell>
          <table:table-cell office:value-type="float" office:value="1695.78044851156" calcext:value-type="float">
            <text:p>1695,7804485115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tring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46732468487647" calcext:value-type="float">
            <text:p>3,46732468487647</text:p>
          </table:table-cell>
          <table:table-cell office:value-type="string" calcext:value-type="string">
            <text:p>-</text:p>
          </table:table-cell>
          <table:table-cell office:value-type="float" office:value="4.91083748697519" calcext:value-type="float">
            <text:p>4,91083748697519</text:p>
          </table:table-cell>
          <table:table-cell office:value-type="float" office:value="4.90304102895724" calcext:value-type="float">
            <text:p>4,90304102895724</text:p>
          </table:table-cell>
          <table:table-cell office:value-type="float" office:value="4.62216757731382" calcext:value-type="float">
            <text:p>4,6221675773138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0833083308331" calcext:value-type="float">
            <text:p>9,3083308330833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5562441686305" calcext:value-type="float">
            <text:p>8,8556244168630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4220838125411" calcext:value-type="float">
            <text:p>78,422083812541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9553" calcext:value-type="float">
            <text:p>955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17280" calcext:value-type="float">
            <text:p>1728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office:value-type="float" office:value="9122" calcext:value-type="float">
            <text:p>9122</text:p>
          </table:table-cell>
          <table:table-cell office:value-type="float" office:value="9999" calcext:value-type="float">
            <text:p>999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2977297729773" calcext:value-type="float">
            <text:p>6,72977297729773</text:p>
          </table:table-cell>
          <table:table-cell office:value-type="string" calcext:value-type="string">
            <text:p>-</text:p>
          </table:table-cell>
          <table:table-cell office:value-type="float" office:value="7.41374137413741" calcext:value-type="float">
            <text:p>7,41374137413741</text:p>
          </table:table-cell>
          <table:table-cell office:value-type="float" office:value="7.51622451216838" calcext:value-type="float">
            <text:p>7,51622451216838</text:p>
          </table:table-cell>
          <table:table-cell office:value-type="float" office:value="56.6823682368237" calcext:value-type="float">
            <text:p>56,682368236823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519048744941977" calcext:value-type="float">
            <text:p>0,519048744941977</text:p>
          </table:table-cell>
          <table:table-cell office:value-type="string" calcext:value-type="string">
            <text:p>-</text:p>
          </table:table-cell>
          <table:table-cell office:value-type="float" office:value="2.62629490651979" calcext:value-type="float">
            <text:p>2,62629490651979</text:p>
          </table:table-cell>
          <table:table-cell office:value-type="float" office:value="2.57230665754966" calcext:value-type="float">
            <text:p>2,57230665754966</text:p>
          </table:table-cell>
          <table:table-cell office:value-type="float" office:value="46.9500388792926" calcext:value-type="float">
            <text:p>46,950038879292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269411599625842" calcext:value-type="float">
            <text:p>0,269411599625842</text:p>
          </table:table-cell>
          <table:table-cell office:value-type="string" calcext:value-type="string">
            <text:p>-</text:p>
          </table:table-cell>
          <table:table-cell office:value-type="float" office:value="6.89742493601182" calcext:value-type="float">
            <text:p>6,89742493601182</text:p>
          </table:table-cell>
          <table:table-cell office:value-type="float" office:value="6.61676154047433" calcext:value-type="float">
            <text:p>6,61676154047433</text:p>
          </table:table-cell>
          <table:table-cell office:value-type="float" office:value="2204.30615076709" calcext:value-type="float">
            <text:p>2204,3061507670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7.31314026786853" calcext:value-type="float">
            <text:p>7,31314026786853</text:p>
          </table:table-cell>
          <table:table-cell office:value-type="string" calcext:value-type="string">
            <text:p>-</text:p>
          </table:table-cell>
          <table:table-cell office:value-type="float" office:value="8.00672771055279" calcext:value-type="float">
            <text:p>8,00672771055279</text:p>
          </table:table-cell>
          <table:table-cell office:value-type="float" office:value="7.9945780074216" calcext:value-type="float">
            <text:p>7,9945780074216</text:p>
          </table:table-cell>
          <table:table-cell office:value-type="float" office:value="13.1160632486869" calcext:value-type="float">
            <text:p>13,116063248686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7.31314026786853" calcext:value-type="float">
            <text:p>7,31314026786853</text:p>
          </table:table-cell>
          <table:table-cell office:value-type="string" calcext:value-type="string">
            <text:p>-</text:p>
          </table:table-cell>
          <table:table-cell office:value-type="float" office:value="8.00672771055279" calcext:value-type="float">
            <text:p>8,00672771055279</text:p>
          </table:table-cell>
          <table:table-cell office:value-type="float" office:value="7.9945780074216" calcext:value-type="float">
            <text:p>7,9945780074216</text:p>
          </table:table-cell>
          <table:table-cell office:value-type="float" office:value="10.6144844032267" calcext:value-type="float">
            <text:p>10,614484403226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6.72977297729773" calcext:value-type="float">
            <text:p>6,72977297729773</text:p>
          </table:table-cell>
          <table:table-cell office:value-type="string" calcext:value-type="string">
            <text:p>-</text:p>
          </table:table-cell>
          <table:table-cell office:value-type="float" office:value="7.41374137413741" calcext:value-type="float">
            <text:p>7,41374137413741</text:p>
          </table:table-cell>
          <table:table-cell office:value-type="float" office:value="7.51622451216838" calcext:value-type="float">
            <text:p>7,51622451216838</text:p>
          </table:table-cell>
          <table:table-cell office:value-type="float" office:value="56.6823682368237" calcext:value-type="float">
            <text:p>56,682368236823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44" calcext:value-type="float">
            <text:p>44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519048744941977" calcext:value-type="float">
            <text:p>0,519048744941977</text:p>
          </table:table-cell>
          <table:table-cell office:value-type="string" calcext:value-type="string">
            <text:p>-</text:p>
          </table:table-cell>
          <table:table-cell office:value-type="float" office:value="2.62629490651979" calcext:value-type="float">
            <text:p>2,62629490651979</text:p>
          </table:table-cell>
          <table:table-cell office:value-type="float" office:value="2.57230665754966" calcext:value-type="float">
            <text:p>2,57230665754966</text:p>
          </table:table-cell>
          <table:table-cell office:value-type="float" office:value="46.9500388792926" calcext:value-type="float">
            <text:p>46,950038879292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269411599625842" calcext:value-type="float">
            <text:p>0,269411599625842</text:p>
          </table:table-cell>
          <table:table-cell office:value-type="string" calcext:value-type="string">
            <text:p>-</text:p>
          </table:table-cell>
          <table:table-cell office:value-type="float" office:value="6.89742493601182" calcext:value-type="float">
            <text:p>6,89742493601182</text:p>
          </table:table-cell>
          <table:table-cell office:value-type="float" office:value="6.61676154047433" calcext:value-type="float">
            <text:p>6,61676154047433</text:p>
          </table:table-cell>
          <table:table-cell office:value-type="float" office:value="2204.30615076709" calcext:value-type="float">
            <text:p>2204,30615076709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imestamp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27" calcext:value-type="float">
            <text:p>56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99" calcext:value-type="float">
            <text:p>9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4743970103163" calcext:value-type="float">
            <text:p>2,474397010316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443.5827165433" calcext:value-type="float">
            <text:p>25443,582716543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853380" calcext:value-type="float">
            <text:p>685338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1645.216047564" calcext:value-type="float">
            <text:p>211645,21604756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793697475.8202" calcext:value-type="float">
            <text:p>44793697475,82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ew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12-11-30 17:43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Old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04-11-08 11:14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imestamp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2.245409901163" calcext:value-type="float">
            <text:p>12,24540990116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13" table:number-columns-repeated="6"/>
          <table:table-cell table:style-name="ce25" table:number-columns-repeated="1017"/>
        </table:table-row>
        <table:table-row table:style-name="ro1">
          <table:table-cell table:style-name="ce10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25" table:number-columns-repeated="1017"/>
        </table:table-row>
        <table:table-row table:style-name="ro1">
          <table:table-cell table:style-name="ce5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7" office:value-type="float" office:value="19.608585" calcext:value-type="float">
            <text:p>1,96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7" office:value-type="float" office:value="3.8572465" calcext:value-type="float">
            <text:p>3,86E+00</text:p>
          </table:table-cell>
          <table:table-cell table:style-name="ce17" office:value-type="float" office:value="4.00790575" calcext:value-type="float">
            <text:p>4,01E+00</text:p>
          </table:table-cell>
          <table:table-cell table:style-name="ce17" office:value-type="float" office:value="3.597676" calcext:value-type="float">
            <text:p>3,60E+00</text:p>
          </table:table-cell>
          <table:table-cell table:style-name="ce17" office:value-type="float" office:value="4.719454" calcext:value-type="float">
            <text:p>4,72E+00</text:p>
          </table:table-cell>
          <table:table-cell table:style-name="ce17" office:value-type="float" office:value="0.489944626561257" calcext:value-type="float">
            <text:p>4,90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7" office:value-type="float" office:value="1.92091" calcext:value-type="float">
            <text:p>1,92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7" office:value-type="float" office:value="1.452806" calcext:value-type="float">
            <text:p>1,45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7" office:value-type="float" office:value="0.866932" calcext:value-type="float">
            <text:p>8,67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7" office:value-type="float" office:value="0.844143" calcext:value-type="float">
            <text:p>8,44E-01</text:p>
          </table:table-cell>
          <table:table-cell table:style-name="ce17" office:value-type="float" office:value="0.85328875" calcext:value-type="float">
            <text:p>8,53E-01</text:p>
          </table:table-cell>
          <table:table-cell table:style-name="ce17" office:value-type="float" office:value="0.838201" calcext:value-type="float">
            <text:p>8,38E-01</text:p>
          </table:table-cell>
          <table:table-cell table:style-name="ce17" office:value-type="float" office:value="0.886668" calcext:value-type="float">
            <text:p>8,87E-01</text:p>
          </table:table-cell>
          <table:table-cell table:style-name="ce17" office:value-type="float" office:value="0.0229346487419508" calcext:value-type="float">
            <text:p>2,29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7" office:value-type="float" office:value="0.827949" calcext:value-type="float">
            <text:p>8,28E-01</text:p>
          </table:table-cell>
          <table:table-cell table:style-name="ce17" office:value-type="float" office:value="0.826761357142857" calcext:value-type="float">
            <text:p>8,27E-01</text:p>
          </table:table-cell>
          <table:table-cell table:style-name="ce17" office:value-type="float" office:value="0.76467" calcext:value-type="float">
            <text:p>7,65E-01</text:p>
          </table:table-cell>
          <table:table-cell table:style-name="ce17" office:value-type="float" office:value="0.977088" calcext:value-type="float">
            <text:p>9,77E-01</text:p>
          </table:table-cell>
          <table:table-cell table:style-name="ce17" office:value-type="float" office:value="0.0551414748297604" calcext:value-type="float">
            <text:p>5,51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7" office:value-type="float" office:value="0.8231815" calcext:value-type="float">
            <text:p>8,23E-01</text:p>
          </table:table-cell>
          <table:table-cell table:style-name="ce17" office:value-type="float" office:value="0.8570255" calcext:value-type="float">
            <text:p>8,57E-01</text:p>
          </table:table-cell>
          <table:table-cell table:style-name="ce17" office:value-type="float" office:value="0.792328" calcext:value-type="float">
            <text:p>7,92E-01</text:p>
          </table:table-cell>
          <table:table-cell table:style-name="ce17" office:value-type="float" office:value="0.989411" calcext:value-type="float">
            <text:p>9,89E-01</text:p>
          </table:table-cell>
          <table:table-cell table:style-name="ce17" office:value-type="float" office:value="0.0922048278002115" calcext:value-type="float">
            <text:p>9,22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7" office:value-type="float" office:value="0.8042235" calcext:value-type="float">
            <text:p>8,04E-01</text:p>
          </table:table-cell>
          <table:table-cell table:style-name="ce17" office:value-type="float" office:value="0.811063" calcext:value-type="float">
            <text:p>8,11E-01</text:p>
          </table:table-cell>
          <table:table-cell table:style-name="ce17" office:value-type="float" office:value="0.793887" calcext:value-type="float">
            <text:p>7,94E-01</text:p>
          </table:table-cell>
          <table:table-cell table:style-name="ce17" office:value-type="float" office:value="0.841918" calcext:value-type="float">
            <text:p>8,42E-01</text:p>
          </table:table-cell>
          <table:table-cell table:style-name="ce17" office:value-type="float" office:value="0.021147297242595" calcext:value-type="float">
            <text:p>2,11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11" office:value-type="string" calcext:value-type="string">
            <text:p>Tupleprocessor.process</text:p>
          </table:table-cell>
          <table:table-cell table:number-columns-repeated="4" table:style-name="ce21" office:value-type="float" office:value="0.431117" calcext:value-type="float">
            <text:p>4,31E-01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7" office:value-type="float" office:value="0.430862" calcext:value-type="float">
            <text:p>4,31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7" office:value-type="float" office:value="0.321541" calcext:value-type="float">
            <text:p>3,22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7" office:value-type="float" office:value="0.2441565" calcext:value-type="float">
            <text:p>2,44E-01</text:p>
          </table:table-cell>
          <table:table-cell table:style-name="ce17" office:value-type="float" office:value="0.24652225" calcext:value-type="float">
            <text:p>2,47E-01</text:p>
          </table:table-cell>
          <table:table-cell table:style-name="ce17" office:value-type="float" office:value="0.153504" calcext:value-type="float">
            <text:p>1,54E-01</text:p>
          </table:table-cell>
          <table:table-cell table:style-name="ce17" office:value-type="float" office:value="0.344272" calcext:value-type="float">
            <text:p>3,44E-01</text:p>
          </table:table-cell>
          <table:table-cell table:style-name="ce17" office:value-type="float" office:value="0.104619713223258" calcext:value-type="float">
            <text:p>1,05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7" office:value-type="float" office:value="0.243747" calcext:value-type="float">
            <text:p>2,44E-01</text:p>
          </table:table-cell>
          <table:table-cell table:style-name="ce17" office:value-type="float" office:value="0.238436533333333" calcext:value-type="float">
            <text:p>2,38E-01</text:p>
          </table:table-cell>
          <table:table-cell table:style-name="ce17" office:value-type="float" office:value="0.201102" calcext:value-type="float">
            <text:p>2,01E-01</text:p>
          </table:table-cell>
          <table:table-cell table:style-name="ce17" office:value-type="float" office:value="0.249801" calcext:value-type="float">
            <text:p>2,50E-01</text:p>
          </table:table-cell>
          <table:table-cell table:style-name="ce17" office:value-type="float" office:value="0.013999940718582" calcext:value-type="float">
            <text:p>1,40E-02</text:p>
          </table:table-cell>
          <table:table-cell table:style-name="ce23" office:value-type="float" office:value="15" calcext:value-type="float">
            <text:p>1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7" office:value-type="float" office:value="0.242922" calcext:value-type="float">
            <text:p>2,43E-01</text:p>
          </table:table-cell>
          <table:table-cell table:style-name="ce17" office:value-type="float" office:value="0.240381928571429" calcext:value-type="float">
            <text:p>2,40E-01</text:p>
          </table:table-cell>
          <table:table-cell table:style-name="ce17" office:value-type="float" office:value="0.195504" calcext:value-type="float">
            <text:p>1,96E-01</text:p>
          </table:table-cell>
          <table:table-cell table:style-name="ce17" office:value-type="float" office:value="0.283715" calcext:value-type="float">
            <text:p>2,84E-01</text:p>
          </table:table-cell>
          <table:table-cell table:style-name="ce17" office:value-type="float" office:value="0.0187301959473273" calcext:value-type="float">
            <text:p>1,87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7" office:value-type="float" office:value="0.219105" calcext:value-type="float">
            <text:p>2,19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7" office:value-type="float" office:value="0.212608" calcext:value-type="float">
            <text:p>2,13E-01</text:p>
          </table:table-cell>
          <table:table-cell table:style-name="ce17" office:value-type="float" office:value="0.30197425" calcext:value-type="float">
            <text:p>3,02E-01</text:p>
          </table:table-cell>
          <table:table-cell table:style-name="ce17" office:value-type="float" office:value="0.165215" calcext:value-type="float">
            <text:p>1,65E-01</text:p>
          </table:table-cell>
          <table:table-cell table:style-name="ce17" office:value-type="float" office:value="0.617466" calcext:value-type="float">
            <text:p>6,17E-01</text:p>
          </table:table-cell>
          <table:table-cell table:style-name="ce17" office:value-type="float" office:value="0.214924929418584" calcext:value-type="float">
            <text:p>2,15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7" office:value-type="float" office:value="0.211658" calcext:value-type="float">
            <text:p>2,12E-01</text:p>
          </table:table-cell>
          <table:table-cell table:style-name="ce17" office:value-type="float" office:value="0.224193214285714" calcext:value-type="float">
            <text:p>2,24E-01</text:p>
          </table:table-cell>
          <table:table-cell table:style-name="ce17" office:value-type="float" office:value="0.195122" calcext:value-type="float">
            <text:p>1,95E-01</text:p>
          </table:table-cell>
          <table:table-cell table:style-name="ce17" office:value-type="float" office:value="0.399543" calcext:value-type="float">
            <text:p>4,00E-01</text:p>
          </table:table-cell>
          <table:table-cell table:style-name="ce17" office:value-type="float" office:value="0.0508711582214982" calcext:value-type="float">
            <text:p>5,09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7" office:value-type="float" office:value="0.195437" calcext:value-type="float">
            <text:p>1,95E-01</text:p>
          </table:table-cell>
          <table:table-cell table:style-name="ce17" office:value-type="float" office:value="0.2205535" calcext:value-type="float">
            <text:p>2,21E-01</text:p>
          </table:table-cell>
          <table:table-cell table:style-name="ce17" office:value-type="float" office:value="0.168821" calcext:value-type="float">
            <text:p>1,69E-01</text:p>
          </table:table-cell>
          <table:table-cell table:style-name="ce17" office:value-type="float" office:value="0.322519" calcext:value-type="float">
            <text:p>3,23E-01</text:p>
          </table:table-cell>
          <table:table-cell table:style-name="ce17" office:value-type="float" office:value="0.0706089662413115" calcext:value-type="float">
            <text:p>7,06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7" office:value-type="float" office:value="0.1732775" calcext:value-type="float">
            <text:p>1,73E-01</text:p>
          </table:table-cell>
          <table:table-cell table:style-name="ce17" office:value-type="float" office:value="0.2060965" calcext:value-type="float">
            <text:p>2,06E-01</text:p>
          </table:table-cell>
          <table:table-cell table:style-name="ce17" office:value-type="float" office:value="0.143672" calcext:value-type="float">
            <text:p>1,44E-01</text:p>
          </table:table-cell>
          <table:table-cell table:style-name="ce17" office:value-type="float" office:value="0.423394" calcext:value-type="float">
            <text:p>4,23E-01</text:p>
          </table:table-cell>
          <table:table-cell table:style-name="ce17" office:value-type="float" office:value="0.0761777067196609" calcext:value-type="float">
            <text:p>7,62E-02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7" office:value-type="float" office:value="0.16462" calcext:value-type="float">
            <text:p>1,65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7" office:value-type="float" office:value="0.160065" calcext:value-type="float">
            <text:p>1,60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7" office:value-type="float" office:value="0.1536735" calcext:value-type="float">
            <text:p>1,54E-01</text:p>
          </table:table-cell>
          <table:table-cell table:style-name="ce17" office:value-type="float" office:value="0.180932" calcext:value-type="float">
            <text:p>1,81E-01</text:p>
          </table:table-cell>
          <table:table-cell table:style-name="ce17" office:value-type="float" office:value="0.151572" calcext:value-type="float">
            <text:p>1,52E-01</text:p>
          </table:table-cell>
          <table:table-cell table:style-name="ce17" office:value-type="float" office:value="0.264809" calcext:value-type="float">
            <text:p>2,65E-01</text:p>
          </table:table-cell>
          <table:table-cell table:style-name="ce17" office:value-type="float" office:value="0.055927482016149" calcext:value-type="float">
            <text:p>5,59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7" office:value-type="float" office:value="0.152023" calcext:value-type="float">
            <text:p>1,52E-01</text:p>
          </table:table-cell>
          <table:table-cell table:style-name="ce17" office:value-type="float" office:value="0.16544025" calcext:value-type="float">
            <text:p>1,65E-01</text:p>
          </table:table-cell>
          <table:table-cell table:style-name="ce17" office:value-type="float" office:value="0.143717" calcext:value-type="float">
            <text:p>1,44E-01</text:p>
          </table:table-cell>
          <table:table-cell table:style-name="ce17" office:value-type="float" office:value="0.213998" calcext:value-type="float">
            <text:p>2,14E-01</text:p>
          </table:table-cell>
          <table:table-cell table:style-name="ce17" office:value-type="float" office:value="0.0331530540712315" calcext:value-type="float">
            <text:p>3,32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7" office:value-type="float" office:value="0.1362115" calcext:value-type="float">
            <text:p>1,36E-01</text:p>
          </table:table-cell>
          <table:table-cell table:style-name="ce17" office:value-type="float" office:value="0.1370125" calcext:value-type="float">
            <text:p>1,37E-01</text:p>
          </table:table-cell>
          <table:table-cell table:style-name="ce17" office:value-type="float" office:value="0.134911" calcext:value-type="float">
            <text:p>1,35E-01</text:p>
          </table:table-cell>
          <table:table-cell table:style-name="ce17" office:value-type="float" office:value="0.140716" calcext:value-type="float">
            <text:p>1,41E-01</text:p>
          </table:table-cell>
          <table:table-cell table:style-name="ce17" office:value-type="float" office:value="0.00273070790577583" calcext:value-type="float">
            <text:p>2,73E-0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7" office:value-type="float" office:value="0.129899" calcext:value-type="float">
            <text:p>1,30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7" office:value-type="float" office:value="0.083689" calcext:value-type="float">
            <text:p>8,37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7" office:value-type="float" office:value="0.078967" calcext:value-type="float">
            <text:p>7,90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7" office:value-type="float" office:value="0.049475" calcext:value-type="float">
            <text:p>4,95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7" office:value-type="float" office:value="0.044377" calcext:value-type="float">
            <text:p>4,44E-02</text:p>
          </table:table-cell>
          <table:table-cell table:style-name="ce17" office:value-type="float" office:value="0.04333925" calcext:value-type="float">
            <text:p>4,33E-02</text:p>
          </table:table-cell>
          <table:table-cell table:style-name="ce17" office:value-type="float" office:value="0.03647" calcext:value-type="float">
            <text:p>3,65E-02</text:p>
          </table:table-cell>
          <table:table-cell table:style-name="ce17" office:value-type="float" office:value="0.048133" calcext:value-type="float">
            <text:p>4,81E-02</text:p>
          </table:table-cell>
          <table:table-cell table:style-name="ce17" office:value-type="float" office:value="0.00492440259490089" calcext:value-type="float">
            <text:p>4,92E-0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7" office:value-type="float" office:value="0.043931" calcext:value-type="float">
            <text:p>4,39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7" office:value-type="float" office:value="0.037819" calcext:value-type="float">
            <text:p>3,78E-02</text:p>
          </table:table-cell>
          <table:table-cell table:style-name="ce17" office:value-type="float" office:value="0.03803" calcext:value-type="float">
            <text:p>3,80E-02</text:p>
          </table:table-cell>
          <table:table-cell table:style-name="ce17" office:value-type="float" office:value="0.037358" calcext:value-type="float">
            <text:p>3,74E-02</text:p>
          </table:table-cell>
          <table:table-cell table:style-name="ce17" office:value-type="float" office:value="0.039124" calcext:value-type="float">
            <text:p>3,91E-02</text:p>
          </table:table-cell>
          <table:table-cell table:style-name="ce17" office:value-type="float" office:value="0.000793454892647759" calcext:value-type="float">
            <text:p>7,93E-04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7" office:value-type="float" office:value="0.000006" calcext:value-type="float">
            <text:p>6,00E-06</text:p>
          </table:table-cell>
          <table:table-cell table:style-name="ce17" office:value-type="float" office:value="0.00000578571428571429" calcext:value-type="float">
            <text:p>5,79E-06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7" calcext:value-type="float">
            <text:p>7,00E-06</text:p>
          </table:table-cell>
          <table:table-cell table:style-name="ce17" office:value-type="float" office:value="0.00000069929320675307" calcext:value-type="float">
            <text:p>6,99E-07</text:p>
          </table:table-cell>
          <table:table-cell table:style-name="ce23" office:value-type="float" office:value="14" calcext:value-type="float">
            <text:p>14</text:p>
          </table:table-cell>
          <table:table-cell table:style-name="ce34" table:number-columns-repeated="1017"/>
        </table:table-row>
        <table:table-row table:style-name="ro1" table:number-rows-repeated="2">
          <table:table-cell/>
          <table:table-cell table:style-name="ce34" table:number-columns-repeated="1023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5 files" table:style-name="ta1">
        <table:table-column table:style-name="co1" table:default-cell-style-name="ce34"/>
        <table:table-column table:style-name="co2" table:default-cell-style-name="ce37"/>
        <table:table-column table:style-name="co3" table:number-columns-repeated="2" table:default-cell-style-name="ce37"/>
        <table:table-column table:style-name="co4" table:default-cell-style-name="ce37"/>
        <table:table-column table:style-name="co3" table:number-columns-repeated="9" table:default-cell-style-name="ce37"/>
        <table:table-column table:style-name="co4" table:number-columns-repeated="2" table:default-cell-style-name="ce37"/>
        <table:table-column table:style-name="co9" table:default-cell-style-name="ce37"/>
        <table:table-column table:style-name="co3" table:default-cell-style-name="ce37"/>
        <table:table-column table:style-name="co5" table:default-cell-style-name="ce37"/>
        <table:table-column table:style-name="co6" table:default-cell-style-name="ce37"/>
        <table:table-column table:style-name="co5" table:default-cell-style-name="ce37"/>
        <table:table-column table:style-name="co9" table:default-cell-style-name="ce37"/>
        <table:table-column table:style-name="co5" table:default-cell-style-name="ce37"/>
        <table:table-column table:style-name="co10" table:default-cell-style-name="ce37"/>
        <table:table-column table:style-name="co5" table:default-cell-style-name="ce37"/>
        <table:table-column table:style-name="co11" table:default-cell-style-name="ce37"/>
        <table:table-column table:style-name="co7" table:default-cell-style-name="ce37"/>
        <table:table-column table:style-name="co8" table:number-columns-repeated="997" table:default-cell-style-name="ce37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0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st rows percentag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riginal rows count</text:p>
          </table:table-cell>
          <table:table-cell office:value-type="float" office:value="100000" calcext:value-type="float">
            <text:p>1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10"/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dialogueID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from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Numeric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float" office:value="99999" calcext:value-type="float">
            <text:p>9999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ntropy</text:p>
          </table:table-cell>
          <table:table-cell office:value-type="float" office:value="1.68566006907297" calcext:value-type="float">
            <text:p>1,68566006907297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average</text:p>
          </table:table-cell>
          <table:table-cell office:value-type="float" office:value="47.7119071190712" calcext:value-type="float">
            <text:p>47,711907119071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ax</text:p>
          </table:table-cell>
          <table:table-cell office:value-type="float" office:value="301" calcext:value-type="float">
            <text:p>30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in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standard deviation</text:p>
          </table:table-cell>
          <table:table-cell office:value-type="float" office:value="36.4779119427048" calcext:value-type="float">
            <text:p>36,477911942704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variance</text:p>
          </table:table-cell>
          <table:table-cell office:value-type="float" office:value="1330.63805969972" calcext:value-type="float">
            <text:p>1330,6380596997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tring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57552640138787" calcext:value-type="float">
            <text:p>3,57552640138787</text:p>
          </table:table-cell>
          <table:table-cell office:value-type="string" calcext:value-type="string">
            <text:p>-</text:p>
          </table:table-cell>
          <table:table-cell office:value-type="float" office:value="4.99240661924624" calcext:value-type="float">
            <text:p>4,99240661924624</text:p>
          </table:table-cell>
          <table:table-cell office:value-type="float" office:value="4.98850296398367" calcext:value-type="float">
            <text:p>4,98850296398367</text:p>
          </table:table-cell>
          <table:table-cell office:value-type="float" office:value="4.63706882633544" calcext:value-type="float">
            <text:p>4,6370688263354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2020020200202" calcext:value-type="float">
            <text:p>0,002020020200202</text:p>
          </table:table-cell>
          <table:table-cell office:value-type="float" office:value="0" calcext:value-type="float">
            <text:p>0</text:p>
          </table:table-cell>
          <table:table-cell office:value-type="float" office:value="9.09553095530955" calcext:value-type="float">
            <text:p>9,0955309553095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448992173494072" calcext:value-type="float">
            <text:p>0,044899217349407</text:p>
          </table:table-cell>
          <table:table-cell office:value-type="float" office:value="0" calcext:value-type="float">
            <text:p>0</text:p>
          </table:table-cell>
          <table:table-cell office:value-type="float" office:value="8.85828474479896" calcext:value-type="float">
            <text:p>8,8582847447989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201593971858931" calcext:value-type="float">
            <text:p>0,002015939718589</text:p>
          </table:table-cell>
          <table:table-cell office:value-type="float" office:value="0" calcext:value-type="float">
            <text:p>0</text:p>
          </table:table-cell>
          <table:table-cell office:value-type="float" office:value="78.4692086199379" calcext:value-type="float">
            <text:p>78,469208619937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-</text:p>
          </table:table-cell>
          <table:table-cell office:value-type="float" office:value="4559" calcext:value-type="float">
            <text:p>4559</text:p>
          </table:table-cell>
          <table:table-cell office:value-type="float" office:value="4445" calcext:value-type="float">
            <text:p>4445</text:p>
          </table:table-cell>
          <table:table-cell office:value-type="float" office:value="92707" calcext:value-type="float">
            <text:p>9270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-</text:p>
          </table:table-cell>
          <table:table-cell office:value-type="float" office:value="4561" calcext:value-type="float">
            <text:p>4561</text:p>
          </table:table-cell>
          <table:table-cell office:value-type="float" office:value="4445" calcext:value-type="float">
            <text:p>4445</text:p>
          </table:table-cell>
          <table:table-cell office:value-type="float" office:value="90063" calcext:value-type="float">
            <text:p>9006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office:value-type="float" office:value="83584" calcext:value-type="float">
            <text:p>83584</text:p>
          </table:table-cell>
          <table:table-cell office:value-type="float" office:value="99999" calcext:value-type="float">
            <text:p>9999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6415" calcext:value-type="float">
            <text:p>164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7.33574335743357" calcext:value-type="float">
            <text:p>7,33574335743357</text:p>
          </table:table-cell>
          <table:table-cell office:value-type="string" calcext:value-type="string">
            <text:p>-</text:p>
          </table:table-cell>
          <table:table-cell office:value-type="float" office:value="7.36560365603656" calcext:value-type="float">
            <text:p>7,36560365603656</text:p>
          </table:table-cell>
          <table:table-cell office:value-type="float" office:value="7.35921946784074" calcext:value-type="float">
            <text:p>7,35921946784074</text:p>
          </table:table-cell>
          <table:table-cell office:value-type="float" office:value="55.6761467614676" calcext:value-type="float">
            <text:p>55,676146761467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97082797149979" calcext:value-type="float">
            <text:p>0,97082797149979</text:p>
          </table:table-cell>
          <table:table-cell office:value-type="string" calcext:value-type="string">
            <text:p>-</text:p>
          </table:table-cell>
          <table:table-cell office:value-type="float" office:value="2.66198162368032" calcext:value-type="float">
            <text:p>2,66198162368032</text:p>
          </table:table-cell>
          <table:table-cell office:value-type="float" office:value="2.68367087046829" calcext:value-type="float">
            <text:p>2,68367087046829</text:p>
          </table:table-cell>
          <table:table-cell office:value-type="float" office:value="47.1943022318411" calcext:value-type="float">
            <text:p>47,194302231841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942506950246397" calcext:value-type="float">
            <text:p>0,942506950246397</text:p>
          </table:table-cell>
          <table:table-cell office:value-type="string" calcext:value-type="string">
            <text:p>-</text:p>
          </table:table-cell>
          <table:table-cell office:value-type="float" office:value="7.08614616481172" calcext:value-type="float">
            <text:p>7,08614616481172</text:p>
          </table:table-cell>
          <table:table-cell office:value-type="float" office:value="7.20208934100005" calcext:value-type="float">
            <text:p>7,20208934100005</text:p>
          </table:table-cell>
          <table:table-cell office:value-type="float" office:value="2227.30216315036" calcext:value-type="float">
            <text:p>2227,3021631503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0.96051656339" calcext:value-type="float">
            <text:p>10,96051656339</text:p>
          </table:table-cell>
          <table:table-cell office:value-type="string" calcext:value-type="string">
            <text:p>-</text:p>
          </table:table-cell>
          <table:table-cell office:value-type="float" office:value="11.2318369567424" calcext:value-type="float">
            <text:p>11,2318369567424</text:p>
          </table:table-cell>
          <table:table-cell office:value-type="float" office:value="11.1996689334435" calcext:value-type="float">
            <text:p>11,1996689334435</text:p>
          </table:table-cell>
          <table:table-cell office:value-type="float" office:value="16.2550432380532" calcext:value-type="float">
            <text:p>16,255043238053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0.96051656339" calcext:value-type="float">
            <text:p>10,96051656339</text:p>
          </table:table-cell>
          <table:table-cell office:value-type="string" calcext:value-type="string">
            <text:p>-</text:p>
          </table:table-cell>
          <table:table-cell office:value-type="float" office:value="11.2314036798366" calcext:value-type="float">
            <text:p>11,2314036798366</text:p>
          </table:table-cell>
          <table:table-cell office:value-type="float" office:value="11.1996689334435" calcext:value-type="float">
            <text:p>11,1996689334435</text:p>
          </table:table-cell>
          <table:table-cell office:value-type="float" office:value="11.0785347301815" calcext:value-type="float">
            <text:p>11,078534730181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7.33574335743357" calcext:value-type="float">
            <text:p>7,33574335743357</text:p>
          </table:table-cell>
          <table:table-cell office:value-type="string" calcext:value-type="string">
            <text:p>-</text:p>
          </table:table-cell>
          <table:table-cell office:value-type="float" office:value="7.36560365603656" calcext:value-type="float">
            <text:p>7,36560365603656</text:p>
          </table:table-cell>
          <table:table-cell office:value-type="float" office:value="7.35921946784074" calcext:value-type="float">
            <text:p>7,35921946784074</text:p>
          </table:table-cell>
          <table:table-cell office:value-type="float" office:value="55.6761467614676" calcext:value-type="float">
            <text:p>55,676146761467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64" calcext:value-type="float">
            <text:p>46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97082797149979" calcext:value-type="float">
            <text:p>0,97082797149979</text:p>
          </table:table-cell>
          <table:table-cell office:value-type="string" calcext:value-type="string">
            <text:p>-</text:p>
          </table:table-cell>
          <table:table-cell office:value-type="float" office:value="2.66198162368032" calcext:value-type="float">
            <text:p>2,66198162368032</text:p>
          </table:table-cell>
          <table:table-cell office:value-type="float" office:value="2.68367087046829" calcext:value-type="float">
            <text:p>2,68367087046829</text:p>
          </table:table-cell>
          <table:table-cell office:value-type="float" office:value="47.1943022318411" calcext:value-type="float">
            <text:p>47,194302231841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942506950246397" calcext:value-type="float">
            <text:p>0,942506950246397</text:p>
          </table:table-cell>
          <table:table-cell office:value-type="string" calcext:value-type="string">
            <text:p>-</text:p>
          </table:table-cell>
          <table:table-cell office:value-type="float" office:value="7.08614616481172" calcext:value-type="float">
            <text:p>7,08614616481172</text:p>
          </table:table-cell>
          <table:table-cell office:value-type="float" office:value="7.20208934100005" calcext:value-type="float">
            <text:p>7,20208934100005</text:p>
          </table:table-cell>
          <table:table-cell office:value-type="float" office:value="2227.30216315036" calcext:value-type="float">
            <text:p>2227,30216315036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imestamp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499" calcext:value-type="float">
            <text:p>574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999" calcext:value-type="float">
            <text:p>99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71740241936023" calcext:value-type="float">
            <text:p>2,7174024193602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97.53895077902" calcext:value-type="float">
            <text:p>2597,538950779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59500" calcext:value-type="float">
            <text:p>17595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024.2737789968" calcext:value-type="float">
            <text:p>18024,273778996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4874445.260233" calcext:value-type="float">
            <text:p>324874445,26023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ew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12-11-30 17:43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Old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04-09-07 09:18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imestamp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5.5891986969817" calcext:value-type="float">
            <text:p>15,589198696981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13" table:number-columns-repeated="6"/>
          <table:table-cell table:style-name="ce25" table:number-columns-repeated="1017"/>
        </table:table-row>
        <table:table-row table:style-name="ro1">
          <table:table-cell table:style-name="ce10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25" table:number-columns-repeated="1017"/>
        </table:table-row>
        <table:table-row table:style-name="ro1">
          <table:table-cell table:style-name="ce5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7" office:value-type="float" office:value="37.708925" calcext:value-type="float">
            <text:p>3,77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7" office:value-type="float" office:value="5.8160165" calcext:value-type="float">
            <text:p>5,82E+00</text:p>
          </table:table-cell>
          <table:table-cell table:style-name="ce17" office:value-type="float" office:value="7.919165" calcext:value-type="float">
            <text:p>7,92E+00</text:p>
          </table:table-cell>
          <table:table-cell table:style-name="ce17" office:value-type="float" office:value="5.582033" calcext:value-type="float">
            <text:p>5,58E+00</text:p>
          </table:table-cell>
          <table:table-cell table:style-name="ce17" office:value-type="float" office:value="14.462594" calcext:value-type="float">
            <text:p>1,45E+01</text:p>
          </table:table-cell>
          <table:table-cell table:style-name="ce17" office:value-type="float" office:value="4.36667158256316" calcext:value-type="float">
            <text:p>4,37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7" office:value-type="float" office:value="4.176318" calcext:value-type="float">
            <text:p>4,18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7" office:value-type="float" office:value="2.155046" calcext:value-type="float">
            <text:p>2,16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7" office:value-type="float" office:value="1.85539" calcext:value-type="float">
            <text:p>1,86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7" office:value-type="float" office:value="1.855076" calcext:value-type="float">
            <text:p>1,86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7" office:value-type="float" office:value="1.665107" calcext:value-type="float">
            <text:p>1,67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7" office:value-type="float" office:value="1.348003" calcext:value-type="float">
            <text:p>1,35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7" office:value-type="float" office:value="1.2206955" calcext:value-type="float">
            <text:p>1,22E+00</text:p>
          </table:table-cell>
          <table:table-cell table:style-name="ce17" office:value-type="float" office:value="1.2185145" calcext:value-type="float">
            <text:p>1,22E+00</text:p>
          </table:table-cell>
          <table:table-cell table:style-name="ce17" office:value-type="float" office:value="1.094473" calcext:value-type="float">
            <text:p>1,09E+00</text:p>
          </table:table-cell>
          <table:table-cell table:style-name="ce17" office:value-type="float" office:value="1.338194" calcext:value-type="float">
            <text:p>1,34E+00</text:p>
          </table:table-cell>
          <table:table-cell table:style-name="ce17" office:value-type="float" office:value="0.100469277972589" calcext:value-type="float">
            <text:p>1,00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7" office:value-type="float" office:value="1.0844955" calcext:value-type="float">
            <text:p>1,08E+00</text:p>
          </table:table-cell>
          <table:table-cell table:style-name="ce17" office:value-type="float" office:value="1.15930242857143" calcext:value-type="float">
            <text:p>1,16E+00</text:p>
          </table:table-cell>
          <table:table-cell table:style-name="ce17" office:value-type="float" office:value="0.913327" calcext:value-type="float">
            <text:p>9,13E-01</text:p>
          </table:table-cell>
          <table:table-cell table:style-name="ce17" office:value-type="float" office:value="2.155034" calcext:value-type="float">
            <text:p>2,16E+00</text:p>
          </table:table-cell>
          <table:table-cell table:style-name="ce17" office:value-type="float" office:value="0.307756755905778" calcext:value-type="float">
            <text:p>3,08E-01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7" office:value-type="float" office:value="1.0546365" calcext:value-type="float">
            <text:p>1,05E+00</text:p>
          </table:table-cell>
          <table:table-cell table:style-name="ce17" office:value-type="float" office:value="1.06827625" calcext:value-type="float">
            <text:p>1,07E+00</text:p>
          </table:table-cell>
          <table:table-cell table:style-name="ce17" office:value-type="float" office:value="1.01251" calcext:value-type="float">
            <text:p>1,01E+00</text:p>
          </table:table-cell>
          <table:table-cell table:style-name="ce17" office:value-type="float" office:value="1.151322" calcext:value-type="float">
            <text:p>1,15E+00</text:p>
          </table:table-cell>
          <table:table-cell table:style-name="ce17" office:value-type="float" office:value="0.0678601760896379" calcext:value-type="float">
            <text:p>6,79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7" office:value-type="float" office:value="1.033964" calcext:value-type="float">
            <text:p>1,03E+00</text:p>
          </table:table-cell>
          <table:table-cell table:style-name="ce17" office:value-type="float" office:value="1.023499" calcext:value-type="float">
            <text:p>1,02E+00</text:p>
          </table:table-cell>
          <table:table-cell table:style-name="ce17" office:value-type="float" office:value="0.92511" calcext:value-type="float">
            <text:p>9,25E-01</text:p>
          </table:table-cell>
          <table:table-cell table:style-name="ce17" office:value-type="float" office:value="1.100958" calcext:value-type="float">
            <text:p>1,10E+00</text:p>
          </table:table-cell>
          <table:table-cell table:style-name="ce17" office:value-type="float" office:value="0.0798180818361353" calcext:value-type="float">
            <text:p>7,98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7" office:value-type="float" office:value="0.8728005" calcext:value-type="float">
            <text:p>8,73E-01</text:p>
          </table:table-cell>
          <table:table-cell table:style-name="ce17" office:value-type="float" office:value="1.8701335" calcext:value-type="float">
            <text:p>1,87E+00</text:p>
          </table:table-cell>
          <table:table-cell table:style-name="ce17" office:value-type="float" office:value="0.742217" calcext:value-type="float">
            <text:p>7,42E-01</text:p>
          </table:table-cell>
          <table:table-cell table:style-name="ce17" office:value-type="float" office:value="4.992716" calcext:value-type="float">
            <text:p>4,99E+00</text:p>
          </table:table-cell>
          <table:table-cell table:style-name="ce17" office:value-type="float" office:value="2.08263242809007" calcext:value-type="float">
            <text:p>2,08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7" office:value-type="float" office:value="0.467079" calcext:value-type="float">
            <text:p>4,67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7" office:value-type="float" office:value="0.3774175" calcext:value-type="float">
            <text:p>3,77E-01</text:p>
          </table:table-cell>
          <table:table-cell table:style-name="ce17" office:value-type="float" office:value="0.75674" calcext:value-type="float">
            <text:p>7,57E-01</text:p>
          </table:table-cell>
          <table:table-cell table:style-name="ce17" office:value-type="float" office:value="0.332974" calcext:value-type="float">
            <text:p>3,33E-01</text:p>
          </table:table-cell>
          <table:table-cell table:style-name="ce17" office:value-type="float" office:value="1.939151" calcext:value-type="float">
            <text:p>1,94E+00</text:p>
          </table:table-cell>
          <table:table-cell table:style-name="ce17" office:value-type="float" office:value="0.788571511453886" calcext:value-type="float">
            <text:p>7,89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7" office:value-type="float" office:value="0.349851" calcext:value-type="float">
            <text:p>3,50E-01</text:p>
          </table:table-cell>
          <table:table-cell table:style-name="ce17" office:value-type="float" office:value="0.691341" calcext:value-type="float">
            <text:p>6,91E-01</text:p>
          </table:table-cell>
          <table:table-cell table:style-name="ce17" office:value-type="float" office:value="0.31589" calcext:value-type="float">
            <text:p>3,16E-01</text:p>
          </table:table-cell>
          <table:table-cell table:style-name="ce17" office:value-type="float" office:value="1.749772" calcext:value-type="float">
            <text:p>1,75E+00</text:p>
          </table:table-cell>
          <table:table-cell table:style-name="ce17" office:value-type="float" office:value="0.705884055447257" calcext:value-type="float">
            <text:p>7,06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7" office:value-type="float" office:value="0.340832" calcext:value-type="float">
            <text:p>3,41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7" office:value-type="float" office:value="0.3284465" calcext:value-type="float">
            <text:p>3,28E-01</text:p>
          </table:table-cell>
          <table:table-cell table:style-name="ce17" office:value-type="float" office:value="0.331925142857143" calcext:value-type="float">
            <text:p>3,32E-01</text:p>
          </table:table-cell>
          <table:table-cell table:style-name="ce17" office:value-type="float" office:value="0.184421" calcext:value-type="float">
            <text:p>1,84E-01</text:p>
          </table:table-cell>
          <table:table-cell table:style-name="ce17" office:value-type="float" office:value="0.415296" calcext:value-type="float">
            <text:p>4,15E-01</text:p>
          </table:table-cell>
          <table:table-cell table:style-name="ce17" office:value-type="float" office:value="0.0593855601366801" calcext:value-type="float">
            <text:p>5,94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7" office:value-type="float" office:value="0.303749" calcext:value-type="float">
            <text:p>3,04E-01</text:p>
          </table:table-cell>
          <table:table-cell table:style-name="ce17" office:value-type="float" office:value="0.297346333333333" calcext:value-type="float">
            <text:p>2,97E-01</text:p>
          </table:table-cell>
          <table:table-cell table:style-name="ce17" office:value-type="float" office:value="0.192748" calcext:value-type="float">
            <text:p>1,93E-01</text:p>
          </table:table-cell>
          <table:table-cell table:style-name="ce17" office:value-type="float" office:value="0.448346" calcext:value-type="float">
            <text:p>4,48E-01</text:p>
          </table:table-cell>
          <table:table-cell table:style-name="ce17" office:value-type="float" office:value="0.056075826781583" calcext:value-type="float">
            <text:p>5,61E-02</text:p>
          </table:table-cell>
          <table:table-cell table:style-name="ce23" office:value-type="float" office:value="15" calcext:value-type="float">
            <text:p>1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7" office:value-type="float" office:value="0.3031105" calcext:value-type="float">
            <text:p>3,03E-01</text:p>
          </table:table-cell>
          <table:table-cell table:style-name="ce17" office:value-type="float" office:value="0.302668071428571" calcext:value-type="float">
            <text:p>3,03E-01</text:p>
          </table:table-cell>
          <table:table-cell table:style-name="ce17" office:value-type="float" office:value="0.228649" calcext:value-type="float">
            <text:p>2,29E-01</text:p>
          </table:table-cell>
          <table:table-cell table:style-name="ce17" office:value-type="float" office:value="0.348183" calcext:value-type="float">
            <text:p>3,48E-01</text:p>
          </table:table-cell>
          <table:table-cell table:style-name="ce17" office:value-type="float" office:value="0.0397416369169749" calcext:value-type="float">
            <text:p>3,97E-02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7" office:value-type="float" office:value="0.285381" calcext:value-type="float">
            <text:p>2,85E-01</text:p>
          </table:table-cell>
          <table:table-cell table:style-name="ce17" office:value-type="float" office:value="0.48859075" calcext:value-type="float">
            <text:p>4,89E-01</text:p>
          </table:table-cell>
          <table:table-cell table:style-name="ce17" office:value-type="float" office:value="0.169272" calcext:value-type="float">
            <text:p>1,69E-01</text:p>
          </table:table-cell>
          <table:table-cell table:style-name="ce17" office:value-type="float" office:value="1.939123" calcext:value-type="float">
            <text:p>1,94E+00</text:p>
          </table:table-cell>
          <table:table-cell table:style-name="ce17" office:value-type="float" office:value="0.566833934666995" calcext:value-type="float">
            <text:p>5,67E-01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7" office:value-type="float" office:value="0.217409" calcext:value-type="float">
            <text:p>2,17E-01</text:p>
          </table:table-cell>
          <table:table-cell table:style-name="ce17" office:value-type="float" office:value="0.30510025" calcext:value-type="float">
            <text:p>3,05E-01</text:p>
          </table:table-cell>
          <table:table-cell table:style-name="ce17" office:value-type="float" office:value="0.209711" calcext:value-type="float">
            <text:p>2,10E-01</text:p>
          </table:table-cell>
          <table:table-cell table:style-name="ce17" office:value-type="float" office:value="0.575872" calcext:value-type="float">
            <text:p>5,76E-01</text:p>
          </table:table-cell>
          <table:table-cell table:style-name="ce17" office:value-type="float" office:value="0.180611155494107" calcext:value-type="float">
            <text:p>1,81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7" office:value-type="float" office:value="0.2139815" calcext:value-type="float">
            <text:p>2,14E-01</text:p>
          </table:table-cell>
          <table:table-cell table:style-name="ce17" office:value-type="float" office:value="0.33758025" calcext:value-type="float">
            <text:p>3,38E-01</text:p>
          </table:table-cell>
          <table:table-cell table:style-name="ce17" office:value-type="float" office:value="0.187157" calcext:value-type="float">
            <text:p>1,87E-01</text:p>
          </table:table-cell>
          <table:table-cell table:style-name="ce17" office:value-type="float" office:value="0.735201" calcext:value-type="float">
            <text:p>7,35E-01</text:p>
          </table:table-cell>
          <table:table-cell table:style-name="ce17" office:value-type="float" office:value="0.266096792844728" calcext:value-type="float">
            <text:p>2,66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7" office:value-type="float" office:value="0.19418" calcext:value-type="float">
            <text:p>1,94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7" office:value-type="float" office:value="0.1863415" calcext:value-type="float">
            <text:p>1,86E-01</text:p>
          </table:table-cell>
          <table:table-cell table:style-name="ce17" office:value-type="float" office:value="0.2272165" calcext:value-type="float">
            <text:p>2,27E-01</text:p>
          </table:table-cell>
          <table:table-cell table:style-name="ce17" office:value-type="float" office:value="0.180313" calcext:value-type="float">
            <text:p>1,80E-01</text:p>
          </table:table-cell>
          <table:table-cell table:style-name="ce17" office:value-type="float" office:value="0.35587" calcext:value-type="float">
            <text:p>3,56E-01</text:p>
          </table:table-cell>
          <table:table-cell table:style-name="ce17" office:value-type="float" office:value="0.0858176865317789" calcext:value-type="float">
            <text:p>8,58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7" office:value-type="float" office:value="0.169305" calcext:value-type="float">
            <text:p>1,69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7" office:value-type="float" office:value="0.082674" calcext:value-type="float">
            <text:p>8,27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1" office:value-type="string" calcext:value-type="string">
            <text:p>Numericprocessor. calculate null rows count</text:p>
          </table:table-cell>
          <table:table-cell table:number-columns-repeated="4" table:style-name="ce21" office:value-type="float" office:value="0.082485" calcext:value-type="float">
            <text:p>8,25E-02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7" office:value-type="float" office:value="0.078228" calcext:value-type="float">
            <text:p>7,82E-02</text:p>
          </table:table-cell>
          <table:table-cell table:style-name="ce17" office:value-type="float" office:value="0.0773015" calcext:value-type="float">
            <text:p>7,73E-02</text:p>
          </table:table-cell>
          <table:table-cell table:style-name="ce17" office:value-type="float" office:value="0.071876" calcext:value-type="float">
            <text:p>7,19E-02</text:p>
          </table:table-cell>
          <table:table-cell table:style-name="ce17" office:value-type="float" office:value="0.080874" calcext:value-type="float">
            <text:p>8,09E-02</text:p>
          </table:table-cell>
          <table:table-cell table:style-name="ce17" office:value-type="float" office:value="0.00424955138808793" calcext:value-type="float">
            <text:p>4,25E-0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7" office:value-type="float" office:value="0.076407" calcext:value-type="float">
            <text:p>7,64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7" office:value-type="float" office:value="0.069356" calcext:value-type="float">
            <text:p>6,94E-02</text:p>
          </table:table-cell>
          <table:table-cell table:style-name="ce17" office:value-type="float" office:value="0.06907475" calcext:value-type="float">
            <text:p>6,91E-02</text:p>
          </table:table-cell>
          <table:table-cell table:style-name="ce17" office:value-type="float" office:value="0.064016" calcext:value-type="float">
            <text:p>6,40E-02</text:p>
          </table:table-cell>
          <table:table-cell table:style-name="ce17" office:value-type="float" office:value="0.073571" calcext:value-type="float">
            <text:p>7,36E-02</text:p>
          </table:table-cell>
          <table:table-cell table:style-name="ce17" office:value-type="float" office:value="0.00448681812832509" calcext:value-type="float">
            <text:p>4,49E-03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7" office:value-type="float" office:value="0.062399" calcext:value-type="float">
            <text:p>6,24E-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528571428571429" calcext:value-type="float">
            <text:p>5,29E-06</text:p>
          </table:table-cell>
          <table:table-cell table:style-name="ce17" office:value-type="float" office:value="0.000004" calcext:value-type="float">
            <text:p>4,00E-06</text:p>
          </table:table-cell>
          <table:table-cell table:style-name="ce17" office:value-type="float" office:value="0.000007" calcext:value-type="float">
            <text:p>7,00E-06</text:p>
          </table:table-cell>
          <table:table-cell table:style-name="ce17" office:value-type="float" office:value="0.00000072627303920256" calcext:value-type="float">
            <text:p>7,26E-07</text:p>
          </table:table-cell>
          <table:table-cell table:style-name="ce23" office:value-type="float" office:value="14" calcext:value-type="float">
            <text:p>14</text:p>
          </table:table-cell>
          <table:table-cell table:style-name="ce34" table:number-columns-repeated="1017"/>
        </table:table-row>
        <table:table-row table:style-name="ro1">
          <table:table-cell/>
          <table:table-cell table:style-name="ce34" table:number-columns-repeated="1023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6 files" table:style-name="ta1">
        <table:table-column table:style-name="co1" table:default-cell-style-name="ce34"/>
        <table:table-column table:style-name="co2" table:default-cell-style-name="ce37"/>
        <table:table-column table:style-name="co3" table:number-columns-repeated="2" table:default-cell-style-name="ce37"/>
        <table:table-column table:style-name="co4" table:default-cell-style-name="ce37"/>
        <table:table-column table:style-name="co3" table:number-columns-repeated="10" table:default-cell-style-name="ce37"/>
        <table:table-column table:style-name="co4" table:default-cell-style-name="ce37"/>
        <table:table-column table:style-name="co3" table:number-columns-repeated="3" table:default-cell-style-name="ce37"/>
        <table:table-column table:style-name="co5" table:default-cell-style-name="ce37"/>
        <table:table-column table:style-name="co9" table:default-cell-style-name="ce37"/>
        <table:table-column table:style-name="co12" table:default-cell-style-name="ce37"/>
        <table:table-column table:style-name="co9" table:default-cell-style-name="ce37"/>
        <table:table-column table:style-name="co12" table:default-cell-style-name="ce37"/>
        <table:table-column table:style-name="co11" table:default-cell-style-name="ce37"/>
        <table:table-column table:style-name="co5" table:default-cell-style-name="ce37"/>
        <table:table-column table:style-name="co9" table:default-cell-style-name="ce37"/>
        <table:table-column table:style-name="co5" table:default-cell-style-name="ce37"/>
        <table:table-column table:style-name="co11" table:default-cell-style-name="ce37"/>
        <table:table-column table:style-name="co7" table:default-cell-style-name="ce37"/>
        <table:table-column table:style-name="co8" table:number-columns-repeated="994" table:default-cell-style-name="ce37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0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ltered out rows coun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st rows percentage</text:p>
          </table:table-cell>
          <table:table-cell office:value-type="float" office:value="0.0001" calcext:value-type="float">
            <text:p>0,0001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riginal rows count</text:p>
          </table:table-cell>
          <table:table-cell office:value-type="float" office:value="1000000" calcext:value-type="float">
            <text:p>1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10"/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dialogueID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from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Numeric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float" office:value="999999" calcext:value-type="float">
            <text:p>99999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ntropy</text:p>
          </table:table-cell>
          <table:table-cell office:value-type="float" office:value="2.85018573680008" calcext:value-type="float">
            <text:p>2,8501857368000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average</text:p>
          </table:table-cell>
          <table:table-cell office:value-type="float" office:value="34.4672354672355" calcext:value-type="float">
            <text:p>34,467235467235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ax</text:p>
          </table:table-cell>
          <table:table-cell office:value-type="float" office:value="596" calcext:value-type="float">
            <text:p>59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i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standard deviation</text:p>
          </table:table-cell>
          <table:table-cell office:value-type="float" office:value="39.0103084333451" calcext:value-type="float">
            <text:p>39,010308433345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variance</text:p>
          </table:table-cell>
          <table:table-cell office:value-type="float" office:value="1521.80416406472" calcext:value-type="float">
            <text:p>1521,80416406472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tring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62197594050937" calcext:value-type="float">
            <text:p>3,62197594050937</text:p>
          </table:table-cell>
          <table:table-cell office:value-type="string" calcext:value-type="string">
            <text:p>-</text:p>
          </table:table-cell>
          <table:table-cell office:value-type="float" office:value="4.99681170706166" calcext:value-type="float">
            <text:p>4,99681170706166</text:p>
          </table:table-cell>
          <table:table-cell office:value-type="float" office:value="5.00199920465288" calcext:value-type="float">
            <text:p>5,00199920465288</text:p>
          </table:table-cell>
          <table:table-cell office:value-type="float" office:value="4.63380389911616" calcext:value-type="float">
            <text:p>4,6338038991161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147500147500148" calcext:value-type="float">
            <text:p>0,001475001475001</text:p>
          </table:table-cell>
          <table:table-cell office:value-type="float" office:value="0" calcext:value-type="float">
            <text:p>0</text:p>
          </table:table-cell>
          <table:table-cell office:value-type="float" office:value="9.3016313016313" calcext:value-type="float">
            <text:p>9,301631301631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383774132223046" calcext:value-type="float">
            <text:p>0,038377413222305</text:p>
          </table:table-cell>
          <table:table-cell office:value-type="float" office:value="0" calcext:value-type="float">
            <text:p>0</text:p>
          </table:table-cell>
          <table:table-cell office:value-type="float" office:value="9.14094574997606" calcext:value-type="float">
            <text:p>9,1409457499760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147282584563552" calcext:value-type="float">
            <text:p>0,001472825845636</text:p>
          </table:table-cell>
          <table:table-cell office:value-type="float" office:value="0" calcext:value-type="float">
            <text:p>0</text:p>
          </table:table-cell>
          <table:table-cell office:value-type="float" office:value="83.5568892040054" calcext:value-type="float">
            <text:p>83,5568892040054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449" calcext:value-type="float">
            <text:p>44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19699" calcext:value-type="float">
            <text:p>19699</text:p>
          </table:table-cell>
          <table:table-cell office:value-type="string" calcext:value-type="string">
            <text:p>-</text:p>
          </table:table-cell>
          <table:table-cell office:value-type="float" office:value="36331" calcext:value-type="float">
            <text:p>36331</text:p>
          </table:table-cell>
          <table:table-cell office:value-type="float" office:value="35666" calcext:value-type="float">
            <text:p>35666</text:p>
          </table:table-cell>
          <table:table-cell office:value-type="float" office:value="889896" calcext:value-type="float">
            <text:p>88989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19699" calcext:value-type="float">
            <text:p>19699</text:p>
          </table:table-cell>
          <table:table-cell office:value-type="string" calcext:value-type="string">
            <text:p>-</text:p>
          </table:table-cell>
          <table:table-cell office:value-type="float" office:value="36338" calcext:value-type="float">
            <text:p>36338</text:p>
          </table:table-cell>
          <table:table-cell office:value-type="float" office:value="35666" calcext:value-type="float">
            <text:p>35666</text:p>
          </table:table-cell>
          <table:table-cell office:value-type="float" office:value="463565" calcext:value-type="float">
            <text:p>46356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office:value-type="float" office:value="797755" calcext:value-type="float">
            <text:p>797755</text:p>
          </table:table-cell>
          <table:table-cell office:value-type="float" office:value="999999" calcext:value-type="float">
            <text:p>99999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02244" calcext:value-type="float">
            <text:p>2022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7.81140581140581" calcext:value-type="float">
            <text:p>7,81140581140581</text:p>
          </table:table-cell>
          <table:table-cell office:value-type="string" calcext:value-type="string">
            <text:p>-</text:p>
          </table:table-cell>
          <table:table-cell office:value-type="float" office:value="7.4026084026084" calcext:value-type="float">
            <text:p>7,4026084026084</text:p>
          </table:table-cell>
          <table:table-cell office:value-type="float" office:value="7.38554192703274" calcext:value-type="float">
            <text:p>7,38554192703274</text:p>
          </table:table-cell>
          <table:table-cell office:value-type="float" office:value="56.7525577525578" calcext:value-type="float">
            <text:p>56,752557752557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955552814171595" calcext:value-type="float">
            <text:p>0,955552814171595</text:p>
          </table:table-cell>
          <table:table-cell office:value-type="string" calcext:value-type="string">
            <text:p>-</text:p>
          </table:table-cell>
          <table:table-cell office:value-type="float" office:value="2.65820723464382" calcext:value-type="float">
            <text:p>2,65820723464382</text:p>
          </table:table-cell>
          <table:table-cell office:value-type="float" office:value="2.65701069818019" calcext:value-type="float">
            <text:p>2,65701069818019</text:p>
          </table:table-cell>
          <table:table-cell office:value-type="float" office:value="48.6245464836982" calcext:value-type="float">
            <text:p>48,624546483698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913081180671256" calcext:value-type="float">
            <text:p>0,913081180671256</text:p>
          </table:table-cell>
          <table:table-cell office:value-type="string" calcext:value-type="string">
            <text:p>-</text:p>
          </table:table-cell>
          <table:table-cell office:value-type="float" office:value="7.06606570231274" calcext:value-type="float">
            <text:p>7,06606570231274</text:p>
          </table:table-cell>
          <table:table-cell office:value-type="float" office:value="7.05970585024398" calcext:value-type="float">
            <text:p>7,05970585024398</text:p>
          </table:table-cell>
          <table:table-cell office:value-type="float" office:value="2364.34652074533" calcext:value-type="float">
            <text:p>2364,3465207453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3.5228443733104" calcext:value-type="float">
            <text:p>13,5228443733104</text:p>
          </table:table-cell>
          <table:table-cell office:value-type="string" calcext:value-type="string">
            <text:p>-</text:p>
          </table:table-cell>
          <table:table-cell office:value-type="float" office:value="13.3255211616478" calcext:value-type="float">
            <text:p>13,3255211616478</text:p>
          </table:table-cell>
          <table:table-cell office:value-type="float" office:value="13.5679311929203" calcext:value-type="float">
            <text:p>13,5679311929203</text:p>
          </table:table-cell>
          <table:table-cell office:value-type="float" office:value="19.2801306944178" calcext:value-type="float">
            <text:p>19,280130694417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3.5228443733104" calcext:value-type="float">
            <text:p>13,5228443733104</text:p>
          </table:table-cell>
          <table:table-cell office:value-type="string" calcext:value-type="string">
            <text:p>-</text:p>
          </table:table-cell>
          <table:table-cell office:value-type="float" office:value="13.3236192279267" calcext:value-type="float">
            <text:p>13,3236192279267</text:p>
          </table:table-cell>
          <table:table-cell office:value-type="float" office:value="13.5679311929203" calcext:value-type="float">
            <text:p>13,5679311929203</text:p>
          </table:table-cell>
          <table:table-cell office:value-type="float" office:value="11.2756514845159" calcext:value-type="float">
            <text:p>11,275651484515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7.81140581140581" calcext:value-type="float">
            <text:p>7,81140581140581</text:p>
          </table:table-cell>
          <table:table-cell office:value-type="string" calcext:value-type="string">
            <text:p>-</text:p>
          </table:table-cell>
          <table:table-cell office:value-type="float" office:value="7.4026084026084" calcext:value-type="float">
            <text:p>7,4026084026084</text:p>
          </table:table-cell>
          <table:table-cell office:value-type="float" office:value="7.38554192703274" calcext:value-type="float">
            <text:p>7,38554192703274</text:p>
          </table:table-cell>
          <table:table-cell office:value-type="float" office:value="56.7525577525578" calcext:value-type="float">
            <text:p>56,752557752557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.955552814171595" calcext:value-type="float">
            <text:p>0,955552814171595</text:p>
          </table:table-cell>
          <table:table-cell office:value-type="string" calcext:value-type="string">
            <text:p>-</text:p>
          </table:table-cell>
          <table:table-cell office:value-type="float" office:value="2.65820723464382" calcext:value-type="float">
            <text:p>2,65820723464382</text:p>
          </table:table-cell>
          <table:table-cell office:value-type="float" office:value="2.65701069818019" calcext:value-type="float">
            <text:p>2,65701069818019</text:p>
          </table:table-cell>
          <table:table-cell office:value-type="float" office:value="48.6245464836982" calcext:value-type="float">
            <text:p>48,624546483698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0.913081180671256" calcext:value-type="float">
            <text:p>0,913081180671256</text:p>
          </table:table-cell>
          <table:table-cell office:value-type="string" calcext:value-type="string">
            <text:p>-</text:p>
          </table:table-cell>
          <table:table-cell office:value-type="float" office:value="7.06606570231274" calcext:value-type="float">
            <text:p>7,06606570231274</text:p>
          </table:table-cell>
          <table:table-cell office:value-type="float" office:value="7.05970585024398" calcext:value-type="float">
            <text:p>7,05970585024398</text:p>
          </table:table-cell>
          <table:table-cell office:value-type="float" office:value="2364.34652074533" calcext:value-type="float">
            <text:p>2364,34652074533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imestamp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30329" calcext:value-type="float">
            <text:p>53032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9999" calcext:value-type="float">
            <text:p>999999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.24564976476656" calcext:value-type="float">
            <text:p>2,2456497647665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1.493362986726" calcext:value-type="float">
            <text:p>261,4933629867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703940" calcext:value-type="float">
            <text:p>17039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233.06465946207" calcext:value-type="float">
            <text:p>3233,06465946207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452707.0922626" calcext:value-type="float">
            <text:p>10452707,092262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ew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12-11-30 18:26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Old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04-08-18 05:32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imestamp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8.7633818129618" calcext:value-type="float">
            <text:p>18,763381812961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13" table:number-columns-repeated="6"/>
          <table:table-cell table:style-name="ce25" table:number-columns-repeated="1017"/>
        </table:table-row>
        <table:table-row table:style-name="ro1">
          <table:table-cell table:style-name="ce10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25" table:number-columns-repeated="1017"/>
        </table:table-row>
        <table:table-row table:style-name="ro1">
          <table:table-cell table:style-name="ce5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7" office:value-type="float" office:value="262.897613" calcext:value-type="float">
            <text:p>2,63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7" office:value-type="float" office:value="45.002145" calcext:value-type="float">
            <text:p>4,50E+01</text:p>
          </table:table-cell>
          <table:table-cell table:style-name="ce17" office:value-type="float" office:value="56.90406" calcext:value-type="float">
            <text:p>5,69E+01</text:p>
          </table:table-cell>
          <table:table-cell table:style-name="ce17" office:value-type="float" office:value="24.671526" calcext:value-type="float">
            <text:p>2,47E+01</text:p>
          </table:table-cell>
          <table:table-cell table:style-name="ce17" office:value-type="float" office:value="112.940424" calcext:value-type="float">
            <text:p>1,13E+02</text:p>
          </table:table-cell>
          <table:table-cell table:style-name="ce17" office:value-type="float" office:value="40.8574382816308" calcext:value-type="float">
            <text:p>4,09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7" office:value-type="float" office:value="28.191018" calcext:value-type="float">
            <text:p>2,82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7" office:value-type="float" office:value="18.783648" calcext:value-type="float">
            <text:p>1,88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7" office:value-type="float" office:value="18.783429" calcext:value-type="float">
            <text:p>1,88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7" office:value-type="float" office:value="16.222599" calcext:value-type="float">
            <text:p>1,62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7" office:value-type="float" office:value="11.368796" calcext:value-type="float">
            <text:p>1,14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7" office:value-type="float" office:value="7.1751645" calcext:value-type="float">
            <text:p>7,18E+00</text:p>
          </table:table-cell>
          <table:table-cell table:style-name="ce17" office:value-type="float" office:value="17.53076075" calcext:value-type="float">
            <text:p>1,75E+01</text:p>
          </table:table-cell>
          <table:table-cell table:style-name="ce17" office:value-type="float" office:value="5.73288" calcext:value-type="float">
            <text:p>5,73E+00</text:p>
          </table:table-cell>
          <table:table-cell table:style-name="ce17" office:value-type="float" office:value="50.039834" calcext:value-type="float">
            <text:p>5,00E+01</text:p>
          </table:table-cell>
          <table:table-cell table:style-name="ce17" office:value-type="float" office:value="21.6844965279217" calcext:value-type="float">
            <text:p>2,17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7" office:value-type="float" office:value="6.904596" calcext:value-type="float">
            <text:p>6,90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7" office:value-type="float" office:value="5.9234655" calcext:value-type="float">
            <text:p>5,92E+00</text:p>
          </table:table-cell>
          <table:table-cell table:style-name="ce17" office:value-type="float" office:value="7.0052315" calcext:value-type="float">
            <text:p>7,01E+00</text:p>
          </table:table-cell>
          <table:table-cell table:style-name="ce17" office:value-type="float" office:value="1.488407" calcext:value-type="float">
            <text:p>1,49E+00</text:p>
          </table:table-cell>
          <table:table-cell table:style-name="ce17" office:value-type="float" office:value="14.685588" calcext:value-type="float">
            <text:p>1,47E+01</text:p>
          </table:table-cell>
          <table:table-cell table:style-name="ce17" office:value-type="float" office:value="6.47396926005288" calcext:value-type="float">
            <text:p>6,47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7" office:value-type="float" office:value="4.7519315" calcext:value-type="float">
            <text:p>4,75E+00</text:p>
          </table:table-cell>
          <table:table-cell table:style-name="ce17" office:value-type="float" office:value="6.5792885" calcext:value-type="float">
            <text:p>6,58E+00</text:p>
          </table:table-cell>
          <table:table-cell table:style-name="ce17" office:value-type="float" office:value="4.140723" calcext:value-type="float">
            <text:p>4,14E+00</text:p>
          </table:table-cell>
          <table:table-cell table:style-name="ce17" office:value-type="float" office:value="12.672568" calcext:value-type="float">
            <text:p>1,27E+01</text:p>
          </table:table-cell>
          <table:table-cell table:style-name="ce17" office:value-type="float" office:value="4.07309267560712" calcext:value-type="float">
            <text:p>4,07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7" office:value-type="float" office:value="4.301519" calcext:value-type="float">
            <text:p>4,30E+00</text:p>
          </table:table-cell>
          <table:table-cell table:style-name="ce17" office:value-type="float" office:value="6.52637542857143" calcext:value-type="float">
            <text:p>6,53E+00</text:p>
          </table:table-cell>
          <table:table-cell table:style-name="ce17" office:value-type="float" office:value="3.568025" calcext:value-type="float">
            <text:p>3,57E+00</text:p>
          </table:table-cell>
          <table:table-cell table:style-name="ce17" office:value-type="float" office:value="16.222587" calcext:value-type="float">
            <text:p>1,62E+01</text:p>
          </table:table-cell>
          <table:table-cell table:style-name="ce17" office:value-type="float" office:value="4.1443611814191" calcext:value-type="float">
            <text:p>4,14E+00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7" office:value-type="float" office:value="4.2560095" calcext:value-type="float">
            <text:p>4,26E+00</text:p>
          </table:table-cell>
          <table:table-cell table:style-name="ce17" office:value-type="float" office:value="5.4196415" calcext:value-type="float">
            <text:p>5,42E+00</text:p>
          </table:table-cell>
          <table:table-cell table:style-name="ce17" office:value-type="float" office:value="3.622363" calcext:value-type="float">
            <text:p>3,62E+00</text:p>
          </table:table-cell>
          <table:table-cell table:style-name="ce17" office:value-type="float" office:value="9.544184" calcext:value-type="float">
            <text:p>9,54E+00</text:p>
          </table:table-cell>
          <table:table-cell table:style-name="ce17" office:value-type="float" office:value="2.76826550293603" calcext:value-type="float">
            <text:p>2,77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7" office:value-type="float" office:value="4.1604555" calcext:value-type="float">
            <text:p>4,16E+00</text:p>
          </table:table-cell>
          <table:table-cell table:style-name="ce17" office:value-type="float" office:value="5.84833225" calcext:value-type="float">
            <text:p>5,85E+00</text:p>
          </table:table-cell>
          <table:table-cell table:style-name="ce17" office:value-type="float" office:value="3.581818" calcext:value-type="float">
            <text:p>3,58E+00</text:p>
          </table:table-cell>
          <table:table-cell table:style-name="ce17" office:value-type="float" office:value="11.4906" calcext:value-type="float">
            <text:p>1,15E+01</text:p>
          </table:table-cell>
          <table:table-cell table:style-name="ce17" office:value-type="float" office:value="3.77183126959415" calcext:value-type="float">
            <text:p>3,77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7" office:value-type="float" office:value="3.273385" calcext:value-type="float">
            <text:p>3,27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7" office:value-type="float" office:value="2.853252" calcext:value-type="float">
            <text:p>2,85E+00</text:p>
          </table:table-cell>
          <table:table-cell table:style-name="ce17" office:value-type="float" office:value="6.51790775" calcext:value-type="float">
            <text:p>6,52E+00</text:p>
          </table:table-cell>
          <table:table-cell table:style-name="ce17" office:value-type="float" office:value="2.257959" calcext:value-type="float">
            <text:p>2,26E+00</text:p>
          </table:table-cell>
          <table:table-cell table:style-name="ce17" office:value-type="float" office:value="18.107168" calcext:value-type="float">
            <text:p>1,81E+01</text:p>
          </table:table-cell>
          <table:table-cell table:style-name="ce17" office:value-type="float" office:value="7.73134481241849" calcext:value-type="float">
            <text:p>7,73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7" office:value-type="float" office:value="2.6198655" calcext:value-type="float">
            <text:p>2,62E+00</text:p>
          </table:table-cell>
          <table:table-cell table:style-name="ce17" office:value-type="float" office:value="2.7091155" calcext:value-type="float">
            <text:p>2,71E+00</text:p>
          </table:table-cell>
          <table:table-cell table:style-name="ce17" office:value-type="float" office:value="0.867324" calcext:value-type="float">
            <text:p>8,67E-01</text:p>
          </table:table-cell>
          <table:table-cell table:style-name="ce17" office:value-type="float" office:value="4.729407" calcext:value-type="float">
            <text:p>4,73E+00</text:p>
          </table:table-cell>
          <table:table-cell table:style-name="ce17" office:value-type="float" office:value="2.0773507580911" calcext:value-type="float">
            <text:p>2,08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7" office:value-type="float" office:value="2.182281" calcext:value-type="float">
            <text:p>2,18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7" office:value-type="float" office:value="1.4620545" calcext:value-type="float">
            <text:p>1,46E+00</text:p>
          </table:table-cell>
          <table:table-cell table:style-name="ce17" office:value-type="float" office:value="3.8230450625" calcext:value-type="float">
            <text:p>3,82E+00</text:p>
          </table:table-cell>
          <table:table-cell table:style-name="ce17" office:value-type="float" office:value="0.486053" calcext:value-type="float">
            <text:p>4,86E-01</text:p>
          </table:table-cell>
          <table:table-cell table:style-name="ce17" office:value-type="float" office:value="18.777096" calcext:value-type="float">
            <text:p>1,88E+01</text:p>
          </table:table-cell>
          <table:table-cell table:style-name="ce17" office:value-type="float" office:value="5.89110737290931" calcext:value-type="float">
            <text:p>5,89E+00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7" office:value-type="float" office:value="1.312912" calcext:value-type="float">
            <text:p>1,31E+00</text:p>
          </table:table-cell>
          <table:table-cell table:style-name="ce17" office:value-type="float" office:value="1.64372985714286" calcext:value-type="float">
            <text:p>1,64E+00</text:p>
          </table:table-cell>
          <table:table-cell table:style-name="ce17" office:value-type="float" office:value="1.019765" calcext:value-type="float">
            <text:p>1,02E+00</text:p>
          </table:table-cell>
          <table:table-cell table:style-name="ce17" office:value-type="float" office:value="6.650857" calcext:value-type="float">
            <text:p>6,65E+00</text:p>
          </table:table-cell>
          <table:table-cell table:style-name="ce17" office:value-type="float" office:value="1.44480502638037" calcext:value-type="float">
            <text:p>1,44E+00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7" office:value-type="float" office:value="0.978722" calcext:value-type="float">
            <text:p>9,79E-01</text:p>
          </table:table-cell>
          <table:table-cell table:style-name="ce17" office:value-type="float" office:value="1.68606046666667" calcext:value-type="float">
            <text:p>1,69E+00</text:p>
          </table:table-cell>
          <table:table-cell table:style-name="ce17" office:value-type="float" office:value="0.738023" calcext:value-type="float">
            <text:p>7,38E-01</text:p>
          </table:table-cell>
          <table:table-cell table:style-name="ce17" office:value-type="float" office:value="8.442382" calcext:value-type="float">
            <text:p>8,44E+00</text:p>
          </table:table-cell>
          <table:table-cell table:style-name="ce17" office:value-type="float" office:value="2.01629388204508" calcext:value-type="float">
            <text:p>2,02E+00</text:p>
          </table:table-cell>
          <table:table-cell table:style-name="ce23" office:value-type="float" office:value="15" calcext:value-type="float">
            <text:p>1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7" office:value-type="float" office:value="0.920026" calcext:value-type="float">
            <text:p>9,20E-01</text:p>
          </table:table-cell>
          <table:table-cell table:style-name="ce17" office:value-type="float" office:value="1.29215921428571" calcext:value-type="float">
            <text:p>1,29E+00</text:p>
          </table:table-cell>
          <table:table-cell table:style-name="ce17" office:value-type="float" office:value="0.657205" calcext:value-type="float">
            <text:p>6,57E-01</text:p>
          </table:table-cell>
          <table:table-cell table:style-name="ce17" office:value-type="float" office:value="6.46751" calcext:value-type="float">
            <text:p>6,47E+00</text:p>
          </table:table-cell>
          <table:table-cell table:style-name="ce17" office:value-type="float" office:value="1.49176158271298" calcext:value-type="float">
            <text:p>1,49E+00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7" office:value-type="float" office:value="0.822394" calcext:value-type="float">
            <text:p>8,22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7" office:value-type="float" office:value="0.7401815" calcext:value-type="float">
            <text:p>7,40E-01</text:p>
          </table:table-cell>
          <table:table-cell table:style-name="ce17" office:value-type="float" office:value="1.1939195" calcext:value-type="float">
            <text:p>1,19E+00</text:p>
          </table:table-cell>
          <table:table-cell table:style-name="ce17" office:value-type="float" office:value="0.659591" calcext:value-type="float">
            <text:p>6,60E-01</text:p>
          </table:table-cell>
          <table:table-cell table:style-name="ce17" office:value-type="float" office:value="2.635724" calcext:value-type="float">
            <text:p>2,64E+00</text:p>
          </table:table-cell>
          <table:table-cell table:style-name="ce17" office:value-type="float" office:value="0.961954484512478" calcext:value-type="float">
            <text:p>9,62E-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7" office:value-type="float" office:value="0.7287685" calcext:value-type="float">
            <text:p>7,29E-01</text:p>
          </table:table-cell>
          <table:table-cell table:style-name="ce17" office:value-type="float" office:value="2.05372075" calcext:value-type="float">
            <text:p>2,05E+00</text:p>
          </table:table-cell>
          <table:table-cell table:style-name="ce17" office:value-type="float" office:value="0.659268" calcext:value-type="float">
            <text:p>6,59E-01</text:p>
          </table:table-cell>
          <table:table-cell table:style-name="ce17" office:value-type="float" office:value="6.098078" calcext:value-type="float">
            <text:p>6,10E+00</text:p>
          </table:table-cell>
          <table:table-cell table:style-name="ce17" office:value-type="float" office:value="2.69643799809519" calcext:value-type="float">
            <text:p>2,70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7" office:value-type="float" office:value="0.486082" calcext:value-type="float">
            <text:p>4,86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1" office:value-type="string" calcext:value-type="string">
            <text:p>Timestampprocessor. calculate null rows count</text:p>
          </table:table-cell>
          <table:table-cell table:number-columns-repeated="4" table:style-name="ce21" office:value-type="float" office:value="0.401769" calcext:value-type="float">
            <text:p>4,02E-01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7" office:value-type="float" office:value="0.352042" calcext:value-type="float">
            <text:p>3,52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7" office:value-type="float" office:value="0.340998" calcext:value-type="float">
            <text:p>3,41E-01</text:p>
          </table:table-cell>
          <table:table-cell table:style-name="ce17" office:value-type="float" office:value="0.34110075" calcext:value-type="float">
            <text:p>3,41E-01</text:p>
          </table:table-cell>
          <table:table-cell table:style-name="ce17" office:value-type="float" office:value="0.323366" calcext:value-type="float">
            <text:p>3,23E-01</text:p>
          </table:table-cell>
          <table:table-cell table:style-name="ce17" office:value-type="float" office:value="0.359041" calcext:value-type="float">
            <text:p>3,59E-01</text:p>
          </table:table-cell>
          <table:table-cell table:style-name="ce17" office:value-type="float" office:value="0.0166932645374315" calcext:value-type="float">
            <text:p>1,67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7" office:value-type="float" office:value="0.260256" calcext:value-type="float">
            <text:p>2,60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7" office:value-type="float" office:value="0.1748975" calcext:value-type="float">
            <text:p>1,75E-01</text:p>
          </table:table-cell>
          <table:table-cell table:style-name="ce17" office:value-type="float" office:value="0.18342725" calcext:value-type="float">
            <text:p>1,83E-01</text:p>
          </table:table-cell>
          <table:table-cell table:style-name="ce17" office:value-type="float" office:value="0.164528" calcext:value-type="float">
            <text:p>1,65E-01</text:p>
          </table:table-cell>
          <table:table-cell table:style-name="ce17" office:value-type="float" office:value="0.219386" calcext:value-type="float">
            <text:p>2,19E-01</text:p>
          </table:table-cell>
          <table:table-cell table:style-name="ce17" office:value-type="float" office:value="0.024526013718431" calcext:value-type="float">
            <text:p>2,45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7" office:value-type="float" office:value="0.173133" calcext:value-type="float">
            <text:p>1,73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542857142857143" calcext:value-type="float">
            <text:p>5,43E-06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7" calcext:value-type="float">
            <text:p>7,00E-06</text:p>
          </table:table-cell>
          <table:table-cell table:style-name="ce17" office:value-type="float" office:value="0.00000064620617265887" calcext:value-type="float">
            <text:p>6,46E-07</text:p>
          </table:table-cell>
          <table:table-cell table:style-name="ce23" office:value-type="float" office:value="14" calcext:value-type="float">
            <text:p>14</text:p>
          </table:table-cell>
          <table:table-cell table:style-name="ce34" table:number-columns-repeated="1017"/>
        </table:table-row>
        <table:table-row table:style-name="ro1" table:number-rows-repeated="10">
          <table:table-cell/>
          <table:table-cell table:style-name="ce34" table:number-columns-repeated="102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stra de 10e7 files" table:style-name="ta1">
        <table:table-column table:style-name="co1" table:default-cell-style-name="ce34"/>
        <table:table-column table:style-name="co2" table:default-cell-style-name="ce37"/>
        <table:table-column table:style-name="co3" table:number-columns-repeated="2" table:default-cell-style-name="ce37"/>
        <table:table-column table:style-name="co4" table:default-cell-style-name="ce37"/>
        <table:table-column table:style-name="co13" table:number-columns-repeated="9" table:default-cell-style-name="ce37"/>
        <table:table-column table:style-name="co14" table:default-cell-style-name="ce37"/>
        <table:table-column table:style-name="co12" table:default-cell-style-name="ce37"/>
        <table:table-column table:style-name="co9" table:default-cell-style-name="ce37"/>
        <table:table-column table:style-name="co12" table:default-cell-style-name="ce37"/>
        <table:table-column table:style-name="co9" table:default-cell-style-name="ce37"/>
        <table:table-column table:style-name="co5" table:default-cell-style-name="ce37"/>
        <table:table-column table:style-name="co9" table:default-cell-style-name="ce37"/>
        <table:table-column table:style-name="co5" table:default-cell-style-name="ce37"/>
        <table:table-column table:style-name="co9" table:default-cell-style-name="ce37"/>
        <table:table-column table:style-name="co12" table:default-cell-style-name="ce37"/>
        <table:table-column table:style-name="co9" table:default-cell-style-name="ce37"/>
        <table:table-column table:style-name="co12" table:default-cell-style-name="ce37"/>
        <table:table-column table:style-name="co9" table:default-cell-style-name="ce37"/>
        <table:table-column table:style-name="co12" table:default-cell-style-name="ce37"/>
        <table:table-column table:style-name="co11" table:default-cell-style-name="ce37"/>
        <table:table-column table:style-name="co12" table:default-cell-style-name="ce37"/>
        <table:table-column table:style-name="co11" table:default-cell-style-name="ce37"/>
        <table:table-column table:style-name="co15" table:default-cell-style-name="ce37"/>
        <table:table-column table:style-name="co11" table:default-cell-style-name="ce37"/>
        <table:table-column table:style-name="co7" table:default-cell-style-name="ce37"/>
        <table:table-column table:style-name="co8" table:number-columns-repeated="990" table:default-cell-style-name="ce37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0"/>
          <table:table-cell table:style-name="ce1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Filtered out rows count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Lost rows percentage</text:p>
          </table:table-cell>
          <table:table-cell office:value-type="float" office:value="0.00002" calcext:value-type="float">
            <text:p>2E-05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Original rows count</text:p>
          </table:table-cell>
          <table:table-cell office:value-type="float" office:value="10000000" calcext:value-type="float">
            <text:p>1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10"/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dialogueID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from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Numeric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office:value-type="float" office:value="173" calcext:value-type="float">
            <text:p>17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float" office:value="9999998" calcext:value-type="float">
            <text:p>999999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Entropy</text:p>
          </table:table-cell>
          <table:table-cell office:value-type="float" office:value="4.64340613980151" calcext:value-type="float">
            <text:p>4,6434061398015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average</text:p>
          </table:table-cell>
          <table:table-cell office:value-type="float" office:value="21.1846280369256" calcext:value-type="float">
            <text:p>21,1846280369256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ax</text:p>
          </table:table-cell>
          <table:table-cell office:value-type="float" office:value="738" calcext:value-type="float">
            <text:p>738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min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standard deviation</text:p>
          </table:table-cell>
          <table:table-cell office:value-type="float" office:value="31.5392526607949" calcext:value-type="float">
            <text:p>31,5392526607949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umber statistics variance</text:p>
          </table:table-cell>
          <table:table-cell office:value-type="float" office:value="994.724458401461" calcext:value-type="float">
            <text:p>994,72445840146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String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haracters entropy</text:p>
          </table:table-cell>
          <table:table-cell office:value-type="string" calcext:value-type="string">
            <text:p>-</text:p>
          </table:table-cell>
          <table:table-cell office:value-type="float" office:value="3.68356722736817" calcext:value-type="float">
            <text:p>3,68356722736817</text:p>
          </table:table-cell>
          <table:table-cell office:value-type="string" calcext:value-type="string">
            <text:p>-</text:p>
          </table:table-cell>
          <table:table-cell office:value-type="float" office:value="5.0243053321178" calcext:value-type="float">
            <text:p>5,0243053321178</text:p>
          </table:table-cell>
          <table:table-cell office:value-type="float" office:value="5.01994230771623" calcext:value-type="float">
            <text:p>5,01994230771623</text:p>
          </table:table-cell>
          <table:table-cell office:value-type="float" office:value="4.64776428251405" calcext:value-type="float">
            <text:p>4,64776428251405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averag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145500029100006" calcext:value-type="float">
            <text:p>0,001455000291</text:p>
          </table:table-cell>
          <table:table-cell office:value-type="float" office:value="0" calcext:value-type="float">
            <text:p>0</text:p>
          </table:table-cell>
          <table:table-cell office:value-type="float" office:value="9.09291381858276" calcext:value-type="float">
            <text:p>9,0929138185827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ax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mi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383416649166495" calcext:value-type="float">
            <text:p>0,03834166491665</text:p>
          </table:table-cell>
          <table:table-cell office:value-type="float" office:value="0" calcext:value-type="float">
            <text:p>0</text:p>
          </table:table-cell>
          <table:table-cell office:value-type="float" office:value="9.34042889124966" calcext:value-type="float">
            <text:p>9,3404288912496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blank spaces statistics varianc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147008326858063" calcext:value-type="float">
            <text:p>0,001470083268581</text:p>
          </table:table-cell>
          <table:table-cell office:value-type="float" office:value="0" calcext:value-type="float">
            <text:p>0</text:p>
          </table:table-cell>
          <table:table-cell office:value-type="float" office:value="87.2436118724913" calcext:value-type="float">
            <text:p>87,2436118724913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characters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2388" calcext:value-type="float">
            <text:p>238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messages</text:p>
          </table:table-cell>
          <table:table-cell office:value-type="string" calcext:value-type="string">
            <text:p>-</text:p>
          </table:table-cell>
          <table:table-cell office:value-type="float" office:value="346108" calcext:value-type="float">
            <text:p>346108</text:p>
          </table:table-cell>
          <table:table-cell office:value-type="string" calcext:value-type="string">
            <text:p>-</text:p>
          </table:table-cell>
          <table:table-cell office:value-type="float" office:value="254911" calcext:value-type="float">
            <text:p>254911</text:p>
          </table:table-cell>
          <table:table-cell office:value-type="float" office:value="242862" calcext:value-type="float">
            <text:p>242862</text:p>
          </table:table-cell>
          <table:table-cell office:value-type="float" office:value="7232456" calcext:value-type="float">
            <text:p>723245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 words</text:p>
          </table:table-cell>
          <table:table-cell office:value-type="string" calcext:value-type="string">
            <text:p>-</text:p>
          </table:table-cell>
          <table:table-cell office:value-type="float" office:value="346108" calcext:value-type="float">
            <text:p>346108</text:p>
          </table:table-cell>
          <table:table-cell office:value-type="string" calcext:value-type="string">
            <text:p>-</text:p>
          </table:table-cell>
          <table:table-cell office:value-type="float" office:value="254917" calcext:value-type="float">
            <text:p>254917</text:p>
          </table:table-cell>
          <table:table-cell office:value-type="float" office:value="242862" calcext:value-type="float">
            <text:p>242862</text:p>
          </table:table-cell>
          <table:table-cell office:value-type="float" office:value="2248187" calcext:value-type="float">
            <text:p>224818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office:value-type="string" calcext:value-type="string">
            <text:p>-</text:p>
          </table:table-cell>
          <table:table-cell office:value-type="float" office:value="9999998" calcext:value-type="float">
            <text:p>9999998</text:p>
          </table:table-cell>
          <table:table-cell office:value-type="string" calcext:value-type="string">
            <text:p>-</text:p>
          </table:table-cell>
          <table:table-cell office:value-type="float" office:value="9999998" calcext:value-type="float">
            <text:p>9999998</text:p>
          </table:table-cell>
          <table:table-cell office:value-type="float" office:value="6547233" calcext:value-type="float">
            <text:p>6547233</text:p>
          </table:table-cell>
          <table:table-cell office:value-type="float" office:value="9999998" calcext:value-type="float">
            <text:p>999999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452765" calcext:value-type="float">
            <text:p>345276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average</text:p>
          </table:table-cell>
          <table:table-cell office:value-type="string" calcext:value-type="string">
            <text:p>-</text:p>
          </table:table-cell>
          <table:table-cell office:value-type="float" office:value="8.49777819955564" calcext:value-type="float">
            <text:p>8,49777819955564</text:p>
          </table:table-cell>
          <table:table-cell office:value-type="string" calcext:value-type="string">
            <text:p>-</text:p>
          </table:table-cell>
          <table:table-cell office:value-type="float" office:value="7.40589108117822" calcext:value-type="float">
            <text:p>7,40589108117822</text:p>
          </table:table-cell>
          <table:table-cell office:value-type="float" office:value="7.37624260508218" calcext:value-type="float">
            <text:p>7,37624260508218</text:p>
          </table:table-cell>
          <table:table-cell office:value-type="float" office:value="55.7160843432169" calcext:value-type="float">
            <text:p>55,716084343216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ax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1" calcext:value-type="float">
            <text:p>47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.04524410168646" calcext:value-type="float">
            <text:p>1,04524410168646</text:p>
          </table:table-cell>
          <table:table-cell office:value-type="string" calcext:value-type="string">
            <text:p>-</text:p>
          </table:table-cell>
          <table:table-cell office:value-type="float" office:value="2.65889794409045" calcext:value-type="float">
            <text:p>2,65889794409045</text:p>
          </table:table-cell>
          <table:table-cell office:value-type="float" office:value="2.65182822172344" calcext:value-type="float">
            <text:p>2,65182822172344</text:p>
          </table:table-cell>
          <table:table-cell office:value-type="float" office:value="49.7002935297457" calcext:value-type="float">
            <text:p>49,700293529745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1.09253523211034" calcext:value-type="float">
            <text:p>1,09253523211034</text:p>
          </table:table-cell>
          <table:table-cell office:value-type="string" calcext:value-type="string">
            <text:p>-</text:p>
          </table:table-cell>
          <table:table-cell office:value-type="float" office:value="7.06973827708843" calcext:value-type="float">
            <text:p>7,06973827708843</text:p>
          </table:table-cell>
          <table:table-cell office:value-type="float" office:value="7.03219291752891" calcext:value-type="float">
            <text:p>7,03219291752891</text:p>
          </table:table-cell>
          <table:table-cell office:value-type="float" office:value="2470.11917694288" calcext:value-type="float">
            <text:p>2470,1191769428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Messages entropy</text:p>
          </table:table-cell>
          <table:table-cell office:value-type="string" calcext:value-type="string">
            <text:p>-</text:p>
          </table:table-cell>
          <table:table-cell office:value-type="float" office:value="16.3125320232619" calcext:value-type="float">
            <text:p>16,3125320232619</text:p>
          </table:table-cell>
          <table:table-cell office:value-type="string" calcext:value-type="string">
            <text:p>-</text:p>
          </table:table-cell>
          <table:table-cell office:value-type="float" office:value="14.8942048863924" calcext:value-type="float">
            <text:p>14,8942048863924</text:p>
          </table:table-cell>
          <table:table-cell office:value-type="float" office:value="15.0758876080805" calcext:value-type="float">
            <text:p>15,0758876080805</text:p>
          </table:table-cell>
          <table:table-cell office:value-type="float" office:value="21.7965908578508" calcext:value-type="float">
            <text:p>21,796590857850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entropy</text:p>
          </table:table-cell>
          <table:table-cell office:value-type="string" calcext:value-type="string">
            <text:p>-</text:p>
          </table:table-cell>
          <table:table-cell office:value-type="float" office:value="16.3125320232619" calcext:value-type="float">
            <text:p>16,3125320232619</text:p>
          </table:table-cell>
          <table:table-cell office:value-type="string" calcext:value-type="string">
            <text:p>-</text:p>
          </table:table-cell>
          <table:table-cell office:value-type="float" office:value="14.8905881020599" calcext:value-type="float">
            <text:p>14,8905881020599</text:p>
          </table:table-cell>
          <table:table-cell office:value-type="float" office:value="15.0758876080805" calcext:value-type="float">
            <text:p>15,0758876080805</text:p>
          </table:table-cell>
          <table:table-cell office:value-type="float" office:value="11.4414094468656" calcext:value-type="float">
            <text:p>11,441409446865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average</text:p>
          </table:table-cell>
          <table:table-cell office:value-type="string" calcext:value-type="string">
            <text:p>-</text:p>
          </table:table-cell>
          <table:table-cell office:value-type="float" office:value="8.49777819955564" calcext:value-type="float">
            <text:p>8,49777819955564</text:p>
          </table:table-cell>
          <table:table-cell office:value-type="string" calcext:value-type="string">
            <text:p>-</text:p>
          </table:table-cell>
          <table:table-cell office:value-type="float" office:value="7.40589108117822" calcext:value-type="float">
            <text:p>7,40589108117822</text:p>
          </table:table-cell>
          <table:table-cell office:value-type="float" office:value="7.37624260508218" calcext:value-type="float">
            <text:p>7,37624260508218</text:p>
          </table:table-cell>
          <table:table-cell office:value-type="float" office:value="55.7160843432169" calcext:value-type="float">
            <text:p>55,7160843432169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ax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71" calcext:value-type="float">
            <text:p>47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min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standard deviation</text:p>
          </table:table-cell>
          <table:table-cell office:value-type="string" calcext:value-type="string">
            <text:p>-</text:p>
          </table:table-cell>
          <table:table-cell office:value-type="float" office:value="1.04524410168646" calcext:value-type="float">
            <text:p>1,04524410168646</text:p>
          </table:table-cell>
          <table:table-cell office:value-type="string" calcext:value-type="string">
            <text:p>-</text:p>
          </table:table-cell>
          <table:table-cell office:value-type="float" office:value="2.65889794409045" calcext:value-type="float">
            <text:p>2,65889794409045</text:p>
          </table:table-cell>
          <table:table-cell office:value-type="float" office:value="2.65182822172344" calcext:value-type="float">
            <text:p>2,65182822172344</text:p>
          </table:table-cell>
          <table:table-cell office:value-type="float" office:value="49.7002935297457" calcext:value-type="float">
            <text:p>49,7002935297457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Words length statistics variance</text:p>
          </table:table-cell>
          <table:table-cell office:value-type="string" calcext:value-type="string">
            <text:p>-</text:p>
          </table:table-cell>
          <table:table-cell office:value-type="float" office:value="1.09253523211034" calcext:value-type="float">
            <text:p>1,09253523211034</text:p>
          </table:table-cell>
          <table:table-cell office:value-type="string" calcext:value-type="string">
            <text:p>-</text:p>
          </table:table-cell>
          <table:table-cell office:value-type="float" office:value="7.06973827708843" calcext:value-type="float">
            <text:p>7,06973827708843</text:p>
          </table:table-cell>
          <table:table-cell office:value-type="float" office:value="7.03219291752891" calcext:value-type="float">
            <text:p>7,03219291752891</text:p>
          </table:table-cell>
          <table:table-cell office:value-type="float" office:value="2470.11917694288" calcext:value-type="float">
            <text:p>2470,11917694288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imestampResults</text:p>
          </table:table-cell>
          <table:table-cell table:style-name="ce1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84066" calcext:value-type="float">
            <text:p>2484066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999998" calcext:value-type="float">
            <text:p>99999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.03571717172852" calcext:value-type="float">
            <text:p>1,0357171717285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averag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.5274359582308" calcext:value-type="float">
            <text:p>26,527435958230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ax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695340" calcext:value-type="float">
            <text:p>369534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mi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standard deviatio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492.54874128921" calcext:value-type="float">
            <text:p>1492,5487412892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Delta time in seconds statistics varianc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27701.74512402" calcext:value-type="float">
            <text:p>2227701,7451240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ew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12-11-30 19:18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Oldest date</text:p>
          </table:table-cell>
          <table:table-cell table:number-columns-repeated="2" office:value-type="string" calcext:value-type="string">
            <text:p>-</text:p>
          </table:table-cell>
          <table:table-cell table:style-name="ce39" office:value-type="string" calcext:value-type="string">
            <text:p>2004-07-05 12:45:00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imestamp entropy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.8207921559598" calcext:value-type="float">
            <text:p>20,8207921559598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13" table:number-columns-repeated="6"/>
          <table:table-cell table:style-name="ce25" table:number-columns-repeated="1017"/>
        </table:table-row>
        <table:table-row table:style-name="ro1">
          <table:table-cell table:style-name="ce10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25" table:number-columns-repeated="1017"/>
        </table:table-row>
        <table:table-row table:style-name="ro1">
          <table:table-cell table:style-name="ce5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Getdescription emit columnar statistics</text:p>
          </table:table-cell>
          <table:table-cell table:number-columns-repeated="4" table:style-name="ce17" office:value-type="float" office:value="786.646906" calcext:value-type="float">
            <text:p>7,87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7" office:value-type="float" office:value="137.426416" calcext:value-type="float">
            <text:p>1,37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upleprocessor. calculate tuple entropy</text:p>
          </table:table-cell>
          <table:table-cell table:number-columns-repeated="4" table:style-name="ce17" office:value-type="float" office:value="137.426109" calcext:value-type="float">
            <text:p>1,37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process</text:p>
          </table:table-cell>
          <table:table-cell table:number-columns-repeated="4" table:style-name="ce17" office:value-type="float" office:value="131.019747" calcext:value-type="float">
            <text:p>1,31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atefulworkflowbreakercheckpointer.checkpoint</text:p>
          </table:table-cell>
          <table:table-cell table:number-columns-repeated="4" table:style-name="ce17" office:value-type="float" office:value="108.640141" calcext:value-type="float">
            <text:p>1,09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7" office:value-type="float" office:value="88.492622" calcext:value-type="float">
            <text:p>8,85E+01</text:p>
          </table:table-cell>
          <table:table-cell table:style-name="ce17" office:value-type="float" office:value="158.71493125" calcext:value-type="float">
            <text:p>1,59E+02</text:p>
          </table:table-cell>
          <table:table-cell table:style-name="ce17" office:value-type="float" office:value="59.837241" calcext:value-type="float">
            <text:p>5,98E+01</text:p>
          </table:table-cell>
          <table:table-cell table:style-name="ce17" office:value-type="float" office:value="398.03724" calcext:value-type="float">
            <text:p>3,98E+02</text:p>
          </table:table-cell>
          <table:table-cell table:style-name="ce17" office:value-type="float" office:value="160.126395454974" calcext:value-type="float">
            <text:p>1,60E+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7" office:value-type="float" office:value="80.658417" calcext:value-type="float">
            <text:p>8,07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7" office:value-type="float" office:value="24.175032" calcext:value-type="float">
            <text:p>2,42E+01</text:p>
          </table:table-cell>
          <table:table-cell table:style-name="ce17" office:value-type="float" office:value="53.3591765" calcext:value-type="float">
            <text:p>5,34E+01</text:p>
          </table:table-cell>
          <table:table-cell table:style-name="ce17" office:value-type="float" office:value="13.942482" calcext:value-type="float">
            <text:p>1,39E+01</text:p>
          </table:table-cell>
          <table:table-cell table:style-name="ce17" office:value-type="float" office:value="151.14416" calcext:value-type="float">
            <text:p>1,51E+02</text:p>
          </table:table-cell>
          <table:table-cell table:style-name="ce17" office:value-type="float" office:value="65.3772925945676" calcext:value-type="float">
            <text:p>6,54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7" office:value-type="float" office:value="20.583868" calcext:value-type="float">
            <text:p>2,06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7" office:value-type="float" office:value="16.2860715" calcext:value-type="float">
            <text:p>1,63E+01</text:p>
          </table:table-cell>
          <table:table-cell table:style-name="ce17" office:value-type="float" office:value="16.76665775" calcext:value-type="float">
            <text:p>1,68E+01</text:p>
          </table:table-cell>
          <table:table-cell table:style-name="ce17" office:value-type="float" office:value="12.372308" calcext:value-type="float">
            <text:p>1,24E+01</text:p>
          </table:table-cell>
          <table:table-cell table:style-name="ce17" office:value-type="float" office:value="22.12218" calcext:value-type="float">
            <text:p>2,21E+01</text:p>
          </table:table-cell>
          <table:table-cell table:style-name="ce17" office:value-type="float" office:value="4.01892678913466" calcext:value-type="float">
            <text:p>4,02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7" office:value-type="float" office:value="11.4906165" calcext:value-type="float">
            <text:p>1,15E+01</text:p>
          </table:table-cell>
          <table:table-cell table:style-name="ce17" office:value-type="float" office:value="17.1584447142857" calcext:value-type="float">
            <text:p>1,72E+01</text:p>
          </table:table-cell>
          <table:table-cell table:style-name="ce17" office:value-type="float" office:value="7.169307" calcext:value-type="float">
            <text:p>7,17E+00</text:p>
          </table:table-cell>
          <table:table-cell table:style-name="ce17" office:value-type="float" office:value="80.658404" calcext:value-type="float">
            <text:p>8,07E+01</text:p>
          </table:table-cell>
          <table:table-cell table:style-name="ce17" office:value-type="float" office:value="18.6741626649626" calcext:value-type="float">
            <text:p>1,87E+01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7" office:value-type="float" office:value="10.7268045" calcext:value-type="float">
            <text:p>1,07E+01</text:p>
          </table:table-cell>
          <table:table-cell table:style-name="ce17" office:value-type="float" office:value="10.26299175" calcext:value-type="float">
            <text:p>1,03E+01</text:p>
          </table:table-cell>
          <table:table-cell table:style-name="ce17" office:value-type="float" office:value="7.338179" calcext:value-type="float">
            <text:p>7,34E+00</text:p>
          </table:table-cell>
          <table:table-cell table:style-name="ce17" office:value-type="float" office:value="12.260179" calcext:value-type="float">
            <text:p>1,23E+01</text:p>
          </table:table-cell>
          <table:table-cell table:style-name="ce17" office:value-type="float" office:value="2.08061262768852" calcext:value-type="float">
            <text:p>2,08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7" office:value-type="float" office:value="10.6985915" calcext:value-type="float">
            <text:p>1,07E+01</text:p>
          </table:table-cell>
          <table:table-cell table:style-name="ce17" office:value-type="float" office:value="9.904456" calcext:value-type="float">
            <text:p>9,90E+00</text:p>
          </table:table-cell>
          <table:table-cell table:style-name="ce17" office:value-type="float" office:value="7.182612" calcext:value-type="float">
            <text:p>7,18E+00</text:p>
          </table:table-cell>
          <table:table-cell table:style-name="ce17" office:value-type="float" office:value="11.038029" calcext:value-type="float">
            <text:p>1,10E+01</text:p>
          </table:table-cell>
          <table:table-cell table:style-name="ce17" office:value-type="float" office:value="1.82161946184249" calcext:value-type="float">
            <text:p>1,82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7" office:value-type="float" office:value="9.993736" calcext:value-type="float">
            <text:p>9,99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7" office:value-type="float" office:value="9.212794" calcext:value-type="float">
            <text:p>9,21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7" office:value-type="float" office:value="8.4819215" calcext:value-type="float">
            <text:p>8,48E+00</text:p>
          </table:table-cell>
          <table:table-cell table:style-name="ce17" office:value-type="float" office:value="19.703267" calcext:value-type="float">
            <text:p>1,97E+01</text:p>
          </table:table-cell>
          <table:table-cell table:style-name="ce17" office:value-type="float" office:value="5.060304" calcext:value-type="float">
            <text:p>5,06E+00</text:p>
          </table:table-cell>
          <table:table-cell table:style-name="ce17" office:value-type="float" office:value="56.788921" calcext:value-type="float">
            <text:p>5,68E+01</text:p>
          </table:table-cell>
          <table:table-cell table:style-name="ce17" office:value-type="float" office:value="24.7794744715855" calcext:value-type="float">
            <text:p>2,48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7" office:value-type="float" office:value="6.132395" calcext:value-type="float">
            <text:p>6,13E+00</text:p>
          </table:table-cell>
          <table:table-cell table:style-name="ce17" office:value-type="float" office:value="15.457623" calcext:value-type="float">
            <text:p>1,55E+01</text:p>
          </table:table-cell>
          <table:table-cell table:style-name="ce17" office:value-type="float" office:value="4.102112" calcext:value-type="float">
            <text:p>4,10E+00</text:p>
          </table:table-cell>
          <table:table-cell table:style-name="ce17" office:value-type="float" office:value="45.46359" calcext:value-type="float">
            <text:p>4,55E+01</text:p>
          </table:table-cell>
          <table:table-cell table:style-name="ce17" office:value-type="float" office:value="20.0274041919452" calcext:value-type="float">
            <text:p>2,00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7" office:value-type="float" office:value="4.41277" calcext:value-type="float">
            <text:p>4,41E+00</text:p>
          </table:table-cell>
          <table:table-cell table:style-name="ce17" office:value-type="float" office:value="17.5013850625" calcext:value-type="float">
            <text:p>1,75E+01</text:p>
          </table:table-cell>
          <table:table-cell table:style-name="ce17" office:value-type="float" office:value="1.326559" calcext:value-type="float">
            <text:p>1,33E+00</text:p>
          </table:table-cell>
          <table:table-cell table:style-name="ce17" office:value-type="float" office:value="137.418006" calcext:value-type="float">
            <text:p>1,37E+02</text:p>
          </table:table-cell>
          <table:table-cell table:style-name="ce17" office:value-type="float" office:value="34.8794109647835" calcext:value-type="float">
            <text:p>3,49E+01</text:p>
          </table:table-cell>
          <table:table-cell table:style-name="ce23" office:value-type="float" office:value="16" calcext:value-type="float">
            <text:p>16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7" office:value-type="float" office:value="4.3357015" calcext:value-type="float">
            <text:p>4,34E+00</text:p>
          </table:table-cell>
          <table:table-cell table:style-name="ce17" office:value-type="float" office:value="5.41777671428571" calcext:value-type="float">
            <text:p>5,42E+00</text:p>
          </table:table-cell>
          <table:table-cell table:style-name="ce17" office:value-type="float" office:value="2.427216" calcext:value-type="float">
            <text:p>2,43E+00</text:p>
          </table:table-cell>
          <table:table-cell table:style-name="ce17" office:value-type="float" office:value="13.52246" calcext:value-type="float">
            <text:p>1,35E+01</text:p>
          </table:table-cell>
          <table:table-cell table:style-name="ce17" office:value-type="float" office:value="2.93962935314211" calcext:value-type="float">
            <text:p>2,94E+00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7" office:value-type="float" office:value="3.952358" calcext:value-type="float">
            <text:p>3,95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7" office:value-type="float" office:value="3.765284" calcext:value-type="float">
            <text:p>3,77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7" office:value-type="float" office:value="3.365084" calcext:value-type="float">
            <text:p>3,37E+00</text:p>
          </table:table-cell>
          <table:table-cell table:style-name="ce17" office:value-type="float" office:value="15.693339" calcext:value-type="float">
            <text:p>1,57E+01</text:p>
          </table:table-cell>
          <table:table-cell table:style-name="ce17" office:value-type="float" office:value="2.343364" calcext:value-type="float">
            <text:p>2,34E+00</text:p>
          </table:table-cell>
          <table:table-cell table:style-name="ce17" office:value-type="float" office:value="53.699824" calcext:value-type="float">
            <text:p>5,37E+01</text:p>
          </table:table-cell>
          <table:table-cell table:style-name="ce17" office:value-type="float" office:value="25.3431916807631" calcext:value-type="float">
            <text:p>2,53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7" office:value-type="float" office:value="3.215034" calcext:value-type="float">
            <text:p>3,22E+00</text:p>
          </table:table-cell>
          <table:table-cell table:style-name="ce17" office:value-type="float" office:value="3.41113792857143" calcext:value-type="float">
            <text:p>3,41E+00</text:p>
          </table:table-cell>
          <table:table-cell table:style-name="ce17" office:value-type="float" office:value="2.079137" calcext:value-type="float">
            <text:p>2,08E+00</text:p>
          </table:table-cell>
          <table:table-cell table:style-name="ce17" office:value-type="float" office:value="9.052334" calcext:value-type="float">
            <text:p>9,05E+00</text:p>
          </table:table-cell>
          <table:table-cell table:style-name="ce17" office:value-type="float" office:value="1.69442970797204" calcext:value-type="float">
            <text:p>1,69E+00</text:p>
          </table:table-cell>
          <table:table-cell table:style-name="ce23" office:value-type="float" office:value="14" calcext:value-type="float">
            <text:p>1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7" office:value-type="float" office:value="2.1372915" calcext:value-type="float">
            <text:p>2,14E+00</text:p>
          </table:table-cell>
          <table:table-cell table:style-name="ce17" office:value-type="float" office:value="5.18107925" calcext:value-type="float">
            <text:p>5,18E+00</text:p>
          </table:table-cell>
          <table:table-cell table:style-name="ce17" office:value-type="float" office:value="1.57742" calcext:value-type="float">
            <text:p>1,58E+00</text:p>
          </table:table-cell>
          <table:table-cell table:style-name="ce17" office:value-type="float" office:value="14.872314" calcext:value-type="float">
            <text:p>1,49E+01</text:p>
          </table:table-cell>
          <table:table-cell table:style-name="ce17" office:value-type="float" office:value="6.46657591991668" calcext:value-type="float">
            <text:p>6,47E+00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7" office:value-type="float" office:value="2.130123" calcext:value-type="float">
            <text:p>2,13E+00</text:p>
          </table:table-cell>
          <table:table-cell table:style-name="ce17" office:value-type="float" office:value="3.20488266666667" calcext:value-type="float">
            <text:p>3,20E+00</text:p>
          </table:table-cell>
          <table:table-cell table:style-name="ce17" office:value-type="float" office:value="1.385761" calcext:value-type="float">
            <text:p>1,39E+00</text:p>
          </table:table-cell>
          <table:table-cell table:style-name="ce17" office:value-type="float" office:value="16.707587" calcext:value-type="float">
            <text:p>1,67E+01</text:p>
          </table:table-cell>
          <table:table-cell table:style-name="ce17" office:value-type="float" office:value="3.87938420261332" calcext:value-type="float">
            <text:p>3,88E+00</text:p>
          </table:table-cell>
          <table:table-cell table:style-name="ce23" office:value-type="float" office:value="15" calcext:value-type="float">
            <text:p>15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7" office:value-type="float" office:value="2.094244" calcext:value-type="float">
            <text:p>2,09E+00</text:p>
          </table:table-cell>
          <table:table-cell table:style-name="ce17" office:value-type="float" office:value="7.1906265" calcext:value-type="float">
            <text:p>7,19E+00</text:p>
          </table:table-cell>
          <table:table-cell table:style-name="ce17" office:value-type="float" office:value="1.64794" calcext:value-type="float">
            <text:p>1,65E+00</text:p>
          </table:table-cell>
          <table:table-cell table:style-name="ce17" office:value-type="float" office:value="22.926078" calcext:value-type="float">
            <text:p>2,29E+01</text:p>
          </table:table-cell>
          <table:table-cell table:style-name="ce17" office:value-type="float" office:value="10.4924768264509" calcext:value-type="float">
            <text:p>1,05E+01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7" office:value-type="float" office:value="1.433818" calcext:value-type="float">
            <text:p>1,43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7" office:value-type="float" office:value="0.986322" calcext:value-type="float">
            <text:p>9,86E-01</text:p>
          </table:table-cell>
          <table:table-cell table:style-name="ce17" office:value-type="float" office:value="0.99460975" calcext:value-type="float">
            <text:p>9,95E-01</text:p>
          </table:table-cell>
          <table:table-cell table:style-name="ce17" office:value-type="float" office:value="0.951177" calcext:value-type="float">
            <text:p>9,51E-01</text:p>
          </table:table-cell>
          <table:table-cell table:style-name="ce17" office:value-type="float" office:value="1.054618" calcext:value-type="float">
            <text:p>1,05E+00</text:p>
          </table:table-cell>
          <table:table-cell table:style-name="ce17" office:value-type="float" office:value="0.0507182942429719" calcext:value-type="float">
            <text:p>5,07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7" office:value-type="float" office:value="0.935453" calcext:value-type="float">
            <text:p>9,35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11" office:value-type="string" calcext:value-type="string">
            <text:p>Timestampprocessor. calculate not null rows count</text:p>
          </table:table-cell>
          <table:table-cell table:number-columns-repeated="4" table:style-name="ce21" office:value-type="float" office:value="0.750622" calcext:value-type="float">
            <text:p>7,51E-01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7" office:value-type="float" office:value="0.5222745" calcext:value-type="float">
            <text:p>5,22E-01</text:p>
          </table:table-cell>
          <table:table-cell table:style-name="ce17" office:value-type="float" office:value="0.5153225" calcext:value-type="float">
            <text:p>5,15E-01</text:p>
          </table:table-cell>
          <table:table-cell table:style-name="ce17" office:value-type="float" office:value="0.425255" calcext:value-type="float">
            <text:p>4,25E-01</text:p>
          </table:table-cell>
          <table:table-cell table:style-name="ce17" office:value-type="float" office:value="0.591486" calcext:value-type="float">
            <text:p>5,91E-01</text:p>
          </table:table-cell>
          <table:table-cell table:style-name="ce17" office:value-type="float" office:value="0.074864043565653" calcext:value-type="float">
            <text:p>7,49E-02</text:p>
          </table:table-cell>
          <table:table-cell table:style-name="ce23" office:value-type="float" office:value="4" calcext:value-type="float">
            <text:p>4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7" office:value-type="float" office:value="0.443858" calcext:value-type="float">
            <text:p>4,44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style-name="Default"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535714285714286" calcext:value-type="float">
            <text:p>5,36E-06</text:p>
          </table:table-cell>
          <table:table-cell table:style-name="ce17" office:value-type="float" office:value="0.000003" calcext:value-type="float">
            <text:p>3,00E-06</text:p>
          </table:table-cell>
          <table:table-cell table:style-name="ce17" office:value-type="float" office:value="0.000007" calcext:value-type="float">
            <text:p>7,00E-06</text:p>
          </table:table-cell>
          <table:table-cell table:style-name="ce17" office:value-type="float" office:value="0.00000108181776206978" calcext:value-type="float">
            <text:p>1,08E-06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junt de dades complet" table:style-name="ta1">
        <table:table-column table:style-name="co1" table:default-cell-style-name="ce1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3" table:number-columns-repeated="9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number-columns-repeated="992" table:default-cell-style-name="Default"/>
        <table:table-row table:style-name="ro1">
          <table:table-cell table:style-name="ce9" office:value-type="string" calcext:value-type="string">
            <text:p>Parser Statistics</text:p>
          </table:table-cell>
          <table:table-cell table:style-name="ce13"/>
          <table:table-cell table:style-name="ce19" table:number-columns-repeated="30"/>
          <table:table-cell table:number-columns-repeated="992"/>
        </table:table-row>
        <table:table-row table:style-name="ro1">
          <table:table-cell table:style-name="ce10"/>
          <table:table-cell table:style-name="ce14" office:value-type="string" calcext:value-type="string">
            <text:p>Value</text:p>
          </table:table-cell>
          <table:table-cell table:style-name="ce19" table:number-columns-repeated="30"/>
          <table:table-cell table:number-columns-repeated="992"/>
        </table:table-row>
        <table:table-row table:style-name="ro1">
          <table:table-cell table:style-name="ce11" office:value-type="string" calcext:value-type="string">
            <text:p>Filtered out rows count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number-columns-repeated="30"/>
          <table:table-cell table:number-columns-repeated="992"/>
        </table:table-row>
        <table:table-row table:style-name="ro1">
          <table:table-cell table:style-name="ce11" office:value-type="string" calcext:value-type="string">
            <text:p>Lost rows percentage</text:p>
          </table:table-cell>
          <table:table-cell table:style-name="ce17" office:value-type="float" office:value="0.0000111777495419545" calcext:value-type="float">
            <text:p>1,12E-05</text:p>
          </table:table-cell>
          <table:table-cell table:style-name="ce19" table:number-columns-repeated="30"/>
          <table:table-cell table:number-columns-repeated="992"/>
        </table:table-row>
        <table:table-row table:style-name="ro1">
          <table:table-cell table:style-name="ce11" office:value-type="string" calcext:value-type="string">
            <text:p>Original rows count</text:p>
          </table:table-cell>
          <table:table-cell table:style-name="ce19" office:value-type="float" office:value="26839034" calcext:value-type="float">
            <text:p>26839034</text:p>
          </table:table-cell>
          <table:table-cell table:style-name="ce19" table:number-columns-repeated="30"/>
          <table:table-cell table:number-columns-repeated="992"/>
        </table:table-row>
        <table:table-row table:style-name="ro1">
          <table:table-cell/>
          <table:table-cell table:style-name="ce19" table:number-columns-repeated="31"/>
          <table:table-cell table:number-columns-repeated="992"/>
        </table:table-row>
        <table:table-row table:style-name="ro1">
          <table:table-cell table:style-name="ce9" office:value-type="string" calcext:value-type="string">
            <text:p>Statistical profile</text:p>
          </table:table-cell>
          <table:table-cell table:style-name="ce13" table:number-columns-repeated="6"/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0"/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dialogueID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from</text:p>
          </table:table-cell>
          <table:table-cell table:style-name="ce14" office:value-type="string" calcext:value-type="string">
            <text:p>to</text:p>
          </table:table-cell>
          <table:table-cell table:style-name="ce14" office:value-type="string" calcext:value-type="string">
            <text:p>text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0" office:value-type="string" calcext:value-type="string">
            <text:p>NumericResults</text:p>
          </table:table-cell>
          <table:table-cell table:style-name="ce14" table:number-columns-repeated="6"/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style-name="ce19" office:value-type="float" office:value="349" calcext:value-type="float">
            <text:p>349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style-name="ce19" office:value-type="float" office:value="26839031" calcext:value-type="float">
            <text:p>26839031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Entropy</text:p>
          </table:table-cell>
          <table:table-cell table:style-name="ce19" office:value-type="float" office:value="5.29311259128588" calcext:value-type="float">
            <text:p>5,29311259128588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Number statistics average</text:p>
          </table:table-cell>
          <table:table-cell table:style-name="ce19" office:value-type="float" office:value="20.0578618877857" calcext:value-type="float">
            <text:p>20,0578618877857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Number statistics max</text:p>
          </table:table-cell>
          <table:table-cell table:style-name="ce19" office:value-type="float" office:value="958" calcext:value-type="float">
            <text:p>958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Number statistics min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Number statistics standard deviation</text:p>
          </table:table-cell>
          <table:table-cell table:style-name="ce19" office:value-type="float" office:value="32.3161203695404" calcext:value-type="float">
            <text:p>32,3161203695404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Number statistics variance</text:p>
          </table:table-cell>
          <table:table-cell table:style-name="ce19" office:value-type="float" office:value="1044.33163573862" calcext:value-type="float">
            <text:p>1044,33163573862</text:p>
          </table:table-cell>
          <table:table-cell table:number-columns-repeated="5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0" office:value-type="string" calcext:value-type="string">
            <text:p>StringResults</text:p>
          </table:table-cell>
          <table:table-cell table:style-name="ce14" table:number-columns-repeated="6"/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haracters entropy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3.68977159556379" calcext:value-type="float">
            <text:p>3,6897715955637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5.025503070776" calcext:value-type="float">
            <text:p>5,025503070776</text:p>
          </table:table-cell>
          <table:table-cell table:style-name="ce19" office:value-type="float" office:value="5.02180799054622" calcext:value-type="float">
            <text:p>5,02180799054622</text:p>
          </table:table-cell>
          <table:table-cell table:style-name="ce19" office:value-type="float" office:value="4.64965636572643" calcext:value-type="float">
            <text:p>4,64965636572643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blank spaces statistics averag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00146141639763373" calcext:value-type="float">
            <text:p>0,00146141639763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.15074635146105" calcext:value-type="float">
            <text:p>9,15074635146105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blank spaces statistics max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61" calcext:value-type="float">
            <text:p>461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blank spaces statistics min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blank spaces statistics standard deviation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0384716944811717" calcext:value-type="float">
            <text:p>0,03847169448117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.45300480264369" calcext:value-type="float">
            <text:p>9,45300480264369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blank spaces statistics varianc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.00148007127625261" calcext:value-type="float">
            <text:p>0,00148007127625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89.3592997988046" calcext:value-type="float">
            <text:p>89,3592997988046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distinct characters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72" calcext:value-type="float">
            <text:p>72</text:p>
          </table:table-cell>
          <table:table-cell table:style-name="ce19" office:value-type="float" office:value="2910" calcext:value-type="float">
            <text:p>2910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distinct messages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346108" calcext:value-type="float">
            <text:p>34610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317968" calcext:value-type="float">
            <text:p>317968</text:p>
          </table:table-cell>
          <table:table-cell table:style-name="ce19" office:value-type="float" office:value="306237" calcext:value-type="float">
            <text:p>306237</text:p>
          </table:table-cell>
          <table:table-cell table:style-name="ce19" office:value-type="float" office:value="12520976" calcext:value-type="float">
            <text:p>12520976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distinct words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346108" calcext:value-type="float">
            <text:p>34610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317965" calcext:value-type="float">
            <text:p>317965</text:p>
          </table:table-cell>
          <table:table-cell table:style-name="ce19" office:value-type="float" office:value="306237" calcext:value-type="float">
            <text:p>306237</text:p>
          </table:table-cell>
          <table:table-cell table:style-name="ce19" office:value-type="float" office:value="3373817" calcext:value-type="float">
            <text:p>3373817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6839031" calcext:value-type="float">
            <text:p>2683903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6839031" calcext:value-type="float">
            <text:p>26839031</text:p>
          </table:table-cell>
          <table:table-cell table:style-name="ce19" office:value-type="float" office:value="17337089" calcext:value-type="float">
            <text:p>17337089</text:p>
          </table:table-cell>
          <table:table-cell table:style-name="ce19" office:value-type="float" office:value="26839031" calcext:value-type="float">
            <text:p>26839031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501942" calcext:value-type="float">
            <text:p>9501942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Message length statistics averag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8.5873646854091" calcext:value-type="float">
            <text:p>8,587364685409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.40354765416084" calcext:value-type="float">
            <text:p>7,40354765416084</text:p>
          </table:table-cell>
          <table:table-cell table:style-name="ce19" office:value-type="float" office:value="7.37515461794076" calcext:value-type="float">
            <text:p>7,37515461794076</text:p>
          </table:table-cell>
          <table:table-cell table:style-name="ce19" office:value-type="float" office:value="56.0815859559162" calcext:value-type="float">
            <text:p>56,0815859559162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Message length statistics max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73" calcext:value-type="float">
            <text:p>473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Message length statistics min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Message length statistics standard deviation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08243759911659" calcext:value-type="float">
            <text:p>1,0824375991165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.65392200372976" calcext:value-type="float">
            <text:p>2,65392200372976</text:p>
          </table:table-cell>
          <table:table-cell table:style-name="ce19" office:value-type="float" office:value="2.64845756816193" calcext:value-type="float">
            <text:p>2,64845756816193</text:p>
          </table:table-cell>
          <table:table-cell table:style-name="ce19" office:value-type="float" office:value="50.3074148538857" calcext:value-type="float">
            <text:p>50,3074148538857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Message length statistics varianc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17167115598128" calcext:value-type="float">
            <text:p>1,1716711559812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.043302001881" calcext:value-type="float">
            <text:p>7,043302001881</text:p>
          </table:table-cell>
          <table:table-cell table:style-name="ce19" office:value-type="float" office:value="7.01432749035419" calcext:value-type="float">
            <text:p>7,01432749035419</text:p>
          </table:table-cell>
          <table:table-cell table:style-name="ce19" office:value-type="float" office:value="2530.83598928096" calcext:value-type="float">
            <text:p>2530,83598928096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Messages entropy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6.6228495982594" calcext:value-type="float">
            <text:p>16,622849598259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5.0546655291427" calcext:value-type="float">
            <text:p>15,0546655291427</text:p>
          </table:table-cell>
          <table:table-cell table:style-name="ce19" office:value-type="float" office:value="15.2862458172225" calcext:value-type="float">
            <text:p>15,2862458172225</text:p>
          </table:table-cell>
          <table:table-cell table:style-name="ce19" office:value-type="float" office:value="22.3895544814214" calcext:value-type="float">
            <text:p>22,3895544814214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Words entropy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6.6228495982594" calcext:value-type="float">
            <text:p>16,6228495982594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5.0507968507237" calcext:value-type="float">
            <text:p>15,0507968507237</text:p>
          </table:table-cell>
          <table:table-cell table:style-name="ce19" office:value-type="float" office:value="15.2862458172225" calcext:value-type="float">
            <text:p>15,2862458172225</text:p>
          </table:table-cell>
          <table:table-cell table:style-name="ce19" office:value-type="float" office:value="11.4610803969108" calcext:value-type="float">
            <text:p>11,4610803969108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Words length statistics averag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8.5873646854091" calcext:value-type="float">
            <text:p>8,5873646854091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.40354765416084" calcext:value-type="float">
            <text:p>7,40354765416084</text:p>
          </table:table-cell>
          <table:table-cell table:style-name="ce19" office:value-type="float" office:value="7.37515461794076" calcext:value-type="float">
            <text:p>7,37515461794076</text:p>
          </table:table-cell>
          <table:table-cell table:style-name="ce19" office:value-type="float" office:value="56.0815859559162" calcext:value-type="float">
            <text:p>56,0815859559162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Words length statistics max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73" calcext:value-type="float">
            <text:p>473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Words length statistics min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Words length statistics standard deviation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08243759911659" calcext:value-type="float">
            <text:p>1,08243759911659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2.65392200372976" calcext:value-type="float">
            <text:p>2,65392200372976</text:p>
          </table:table-cell>
          <table:table-cell table:style-name="ce19" office:value-type="float" office:value="2.64845756816193" calcext:value-type="float">
            <text:p>2,64845756816193</text:p>
          </table:table-cell>
          <table:table-cell table:style-name="ce19" office:value-type="float" office:value="50.3074148538857" calcext:value-type="float">
            <text:p>50,3074148538857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Words length statistics variance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1.17167115598128" calcext:value-type="float">
            <text:p>1,1716711559812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float" office:value="7.043302001881" calcext:value-type="float">
            <text:p>7,043302001881</text:p>
          </table:table-cell>
          <table:table-cell table:style-name="ce19" office:value-type="float" office:value="7.01432749035419" calcext:value-type="float">
            <text:p>7,01432749035419</text:p>
          </table:table-cell>
          <table:table-cell table:style-name="ce19" office:value-type="float" office:value="2530.83598928096" calcext:value-type="float">
            <text:p>2530,83598928096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0" office:value-type="string" calcext:value-type="string">
            <text:p>TimestampResults</text:p>
          </table:table-cell>
          <table:table-cell table:style-name="ce14" table:number-columns-repeated="6"/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distinct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2997018" calcext:value-type="float">
            <text:p>2997018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not null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26839031" calcext:value-type="float">
            <text:p>2683903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Count null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Delta time in seconds entropy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.560440743832185" calcext:value-type="float">
            <text:p>0,56044074383218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Delta time in seconds statistics average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9.88390638558845" calcext:value-type="float">
            <text:p>9,88390638558845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Delta time in seconds statistics max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3693120" calcext:value-type="float">
            <text:p>369312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Delta time in seconds statistics min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Delta time in seconds statistics standard deviation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907.619559941479" calcext:value-type="float">
            <text:p>907,619559941479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Delta time in seconds statistics variance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823773.265588364" calcext:value-type="float">
            <text:p>823773,265588364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Newest date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0" office:value-type="string" calcext:value-type="string">
            <text:p>2012-11-30 20:03: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Oldest date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20" office:value-type="string" calcext:value-type="string">
            <text:p>2004-07-05 12:42:00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 table:style-name="ce11" office:value-type="string" calcext:value-type="string">
            <text:p>Timestamp entropy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float" office:value="21.072534812961" calcext:value-type="float">
            <text:p>21,072534812961</text:p>
          </table:table-cell>
          <table:table-cell table:number-columns-repeated="3" table:style-name="ce19" office:value-type="string" calcext:value-type="string">
            <text:p>-</text:p>
          </table:table-cell>
          <table:table-cell table:style-name="ce19" table:number-columns-repeated="25"/>
          <table:table-cell table:number-columns-repeated="992"/>
        </table:table-row>
        <table:table-row table:style-name="ro1">
          <table:table-cell/>
          <table:table-cell table:style-name="ce19" table:number-columns-repeated="31"/>
          <table:table-cell table:number-columns-repeated="992"/>
        </table:table-row>
        <table:table-row table:style-name="ro1">
          <table:table-cell table:style-name="ce9" office:value-type="string" calcext:value-type="string">
            <text:p>Execution call tracker</text:p>
          </table:table-cell>
          <table:table-cell table:style-name="ce13" table:number-columns-repeated="6"/>
          <table:table-cell table:style-name="ce25" table:number-columns-repeated="25"/>
          <table:table-cell table:style-name="ce29" table:number-columns-repeated="992"/>
        </table:table-row>
        <table:table-row table:style-name="ro1">
          <table:table-cell table:style-name="ce10" office:value-type="string" calcext:value-type="string">
            <text:p>Function name</text:p>
          </table:table-cell>
          <table:table-cell table:style-name="ce12" office:value-type="string" calcext:value-type="string">
            <text:p>Execution time</text:p>
          </table:table-cell>
          <table:table-cell table:style-name="ce14" table:number-columns-repeated="4"/>
          <table:table-cell table:style-name="ce14" office:value-type="string" calcext:value-type="string">
            <text:p>Call count</text:p>
          </table:table-cell>
          <table:table-cell table:style-name="ce25" table:number-columns-repeated="25"/>
          <table:table-cell table:style-name="ce29" table:number-columns-repeated="992"/>
        </table:table-row>
        <table:table-row table:style-name="ro1">
          <table:table-cell table:style-name="ce5"/>
          <table:table-cell table:style-name="ce15" office:value-type="string" calcext:value-type="string">
            <text:p>Median in seconds</text:p>
          </table:table-cell>
          <table:table-cell table:style-name="ce15" office:value-type="string" calcext:value-type="string">
            <text:p>Mean in seconds</text:p>
          </table:table-cell>
          <table:table-cell table:style-name="ce15" office:value-type="string" calcext:value-type="string">
            <text:p>Min in seconds</text:p>
          </table:table-cell>
          <table:table-cell table:style-name="ce15" office:value-type="string" calcext:value-type="string">
            <text:p>Max in seconds</text:p>
          </table:table-cell>
          <table:table-cell table:style-name="ce15" office:value-type="string" calcext:value-type="string">
            <text:p>Standard deviation in seconds </text:p>
          </table:table-cell>
          <table:table-cell table:style-name="ce15"/>
          <table:table-cell table:number-columns-repeated="1017"/>
        </table:table-row>
        <table:table-row table:style-name="ro1">
          <table:table-cell table:style-name="ce5" office:value-type="string" calcext:value-type="string">
            <text:p>Getdescription. emit columnar statistics</text:p>
          </table:table-cell>
          <table:table-cell table:number-columns-repeated="4" table:style-name="ce17" office:value-type="float" office:value="1248.61603" calcext:value-type="float">
            <text:p>1,25E+03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Timestampprocessor.process</text:p>
          </table:table-cell>
          <table:table-cell table:number-columns-repeated="4" table:style-name="ce21" office:value-type="float" office:value="222.756073" calcext:value-type="float">
            <text:p>2,23E+02</text:p>
          </table:table-cell>
          <table:table-cell table:style-name="ce21" office:value-type="string" calcext:value-type="string">
            <text:p>-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get delta time in seconds statistics</text:p>
          </table:table-cell>
          <table:table-cell table:number-columns-repeated="4" table:style-name="ce17" office:value-type="float" office:value="147.222495" calcext:value-type="float">
            <text:p>1,47E+02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process</text:p>
          </table:table-cell>
          <table:table-cell table:style-name="ce17" office:value-type="float" office:value="115.6945315" calcext:value-type="float">
            <text:p>1,16E+02</text:p>
          </table:table-cell>
          <table:table-cell table:style-name="ce17" office:value-type="float" office:value="247.144426" calcext:value-type="float">
            <text:p>2,47E+02</text:p>
          </table:table-cell>
          <table:table-cell table:style-name="ce17" office:value-type="float" office:value="78.212955" calcext:value-type="float">
            <text:p>7,82E+01</text:p>
          </table:table-cell>
          <table:table-cell table:style-name="ce17" office:value-type="float" office:value="678.975686" calcext:value-type="float">
            <text:p>6,79E+02</text:p>
          </table:table-cell>
          <table:table-cell table:style-name="ce17" office:value-type="float" office:value="288.42921541715" calcext:value-type="float">
            <text:p>2,88E+0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Workflowbreakercheckpointer.checkpoint</text:p>
          </table:table-cell>
          <table:table-cell table:number-columns-repeated="4" table:style-name="ce17" office:value-type="float" office:value="88.721441" calcext:value-type="float">
            <text:p>8,87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process</text:p>
          </table:table-cell>
          <table:table-cell table:number-columns-repeated="4" table:style-name="ce17" office:value-type="float" office:value="35.078317" calcext:value-type="float">
            <text:p>3,51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distinct characters count</text:p>
          </table:table-cell>
          <table:table-cell table:style-name="ce17" office:value-type="float" office:value="28.324966" calcext:value-type="float">
            <text:p>2,83E+01</text:p>
          </table:table-cell>
          <table:table-cell table:style-name="ce17" office:value-type="float" office:value="67.47829075" calcext:value-type="float">
            <text:p>6,75E+01</text:p>
          </table:table-cell>
          <table:table-cell table:style-name="ce17" office:value-type="float" office:value="17.279112" calcext:value-type="float">
            <text:p>1,73E+01</text:p>
          </table:table-cell>
          <table:table-cell table:style-name="ce17" office:value-type="float" office:value="195.984119" calcext:value-type="float">
            <text:p>1,96E+02</text:p>
          </table:table-cell>
          <table:table-cell table:style-name="ce17" office:value-type="float" office:value="85.8303361646846" calcext:value-type="float">
            <text:p>8,58E+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delta time in seconds entropy</text:p>
          </table:table-cell>
          <table:table-cell table:number-columns-repeated="4" table:style-name="ce17" office:value-type="float" office:value="22.863342" calcext:value-type="float">
            <text:p>2,29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characters entropy</text:p>
          </table:table-cell>
          <table:table-cell table:style-name="ce17" office:value-type="float" office:value="22.4488615" calcext:value-type="float">
            <text:p>2,24E+01</text:p>
          </table:table-cell>
          <table:table-cell table:style-name="ce17" office:value-type="float" office:value="56.6553715" calcext:value-type="float">
            <text:p>5,67E+01</text:p>
          </table:table-cell>
          <table:table-cell table:style-name="ce17" office:value-type="float" office:value="14.282622" calcext:value-type="float">
            <text:p>1,43E+01</text:p>
          </table:table-cell>
          <table:table-cell table:style-name="ce17" office:value-type="float" office:value="167.441141" calcext:value-type="float">
            <text:p>1,67E+02</text:p>
          </table:table-cell>
          <table:table-cell table:style-name="ce17" office:value-type="float" office:value="73.9670869361404" calcext:value-type="float">
            <text:p>7,40E+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get message length statistics</text:p>
          </table:table-cell>
          <table:table-cell table:style-name="ce17" office:value-type="float" office:value="17.9821325" calcext:value-type="float">
            <text:p>1,80E+01</text:p>
          </table:table-cell>
          <table:table-cell table:style-name="ce17" office:value-type="float" office:value="19.4077965" calcext:value-type="float">
            <text:p>1,94E+01</text:p>
          </table:table-cell>
          <table:table-cell table:style-name="ce17" office:value-type="float" office:value="14.429657" calcext:value-type="float">
            <text:p>1,44E+01</text:p>
          </table:table-cell>
          <table:table-cell table:style-name="ce17" office:value-type="float" office:value="27.237264" calcext:value-type="float">
            <text:p>2,72E+01</text:p>
          </table:table-cell>
          <table:table-cell table:style-name="ce17" office:value-type="float" office:value="5.48234244637032" calcext:value-type="float">
            <text:p>5,48E+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distinct rows count</text:p>
          </table:table-cell>
          <table:table-cell table:number-columns-repeated="4" table:style-name="ce17" office:value-type="float" office:value="14.86871" calcext:value-type="float">
            <text:p>1,49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number statistics</text:p>
          </table:table-cell>
          <table:table-cell table:style-name="ce17" office:value-type="float" office:value="11.909676" calcext:value-type="float">
            <text:p>1,19E+01</text:p>
          </table:table-cell>
          <table:table-cell table:style-name="ce17" office:value-type="float" office:value="23.5114835" calcext:value-type="float">
            <text:p>2,35E+01</text:p>
          </table:table-cell>
          <table:table-cell table:style-name="ce17" office:value-type="float" office:value="7.102005" calcext:value-type="float">
            <text:p>7,10E+00</text:p>
          </table:table-cell>
          <table:table-cell table:style-name="ce17" office:value-type="float" office:value="147.222481" calcext:value-type="float">
            <text:p>1,47E+02</text:p>
          </table:table-cell>
          <table:table-cell table:style-name="ce17" office:value-type="float" office:value="36.0447871883488" calcext:value-type="float">
            <text:p>3,60E+01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timestamp entropy</text:p>
          </table:table-cell>
          <table:table-cell table:number-columns-repeated="4" table:style-name="ce17" office:value-type="float" office:value="11.072316" calcext:value-type="float">
            <text:p>1,11E+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entropy</text:p>
          </table:table-cell>
          <table:table-cell table:style-name="ce17" office:value-type="float" office:value="11.07228" calcext:value-type="float">
            <text:p>1,11E+01</text:p>
          </table:table-cell>
          <table:table-cell table:style-name="ce17" office:value-type="float" office:value="25.9798608666667" calcext:value-type="float">
            <text:p>2,60E+01</text:p>
          </table:table-cell>
          <table:table-cell table:style-name="ce17" office:value-type="float" office:value="2.977421" calcext:value-type="float">
            <text:p>2,98E+00</text:p>
          </table:table-cell>
          <table:table-cell table:style-name="ce17" office:value-type="float" office:value="167.441104" calcext:value-type="float">
            <text:p>1,67E+02</text:p>
          </table:table-cell>
          <table:table-cell table:style-name="ce17" office:value-type="float" office:value="42.5149159107909" calcext:value-type="float">
            <text:p>4,25E+01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get words length statistics</text:p>
          </table:table-cell>
          <table:table-cell table:style-name="ce17" office:value-type="float" office:value="11.047154" calcext:value-type="float">
            <text:p>1,10E+01</text:p>
          </table:table-cell>
          <table:table-cell table:style-name="ce17" office:value-type="float" office:value="10.30693975" calcext:value-type="float">
            <text:p>1,03E+01</text:p>
          </table:table-cell>
          <table:table-cell table:style-name="ce17" office:value-type="float" office:value="7.772377" calcext:value-type="float">
            <text:p>7,77E+00</text:p>
          </table:table-cell>
          <table:table-cell table:style-name="ce17" office:value-type="float" office:value="11.361074" calcext:value-type="float">
            <text:p>1,14E+01</text:p>
          </table:table-cell>
          <table:table-cell table:style-name="ce17" office:value-type="float" office:value="1.71291525693448" calcext:value-type="float">
            <text:p>1,71E+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get count blank spaces statistics</text:p>
          </table:table-cell>
          <table:table-cell table:style-name="ce17" office:value-type="float" office:value="10.7411525" calcext:value-type="float">
            <text:p>1,07E+01</text:p>
          </table:table-cell>
          <table:table-cell table:style-name="ce17" office:value-type="float" office:value="10.2694945" calcext:value-type="float">
            <text:p>1,03E+01</text:p>
          </table:table-cell>
          <table:table-cell table:style-name="ce17" office:value-type="float" office:value="7.113846" calcext:value-type="float">
            <text:p>7,11E+00</text:p>
          </table:table-cell>
          <table:table-cell table:style-name="ce17" office:value-type="float" office:value="12.481827" calcext:value-type="float">
            <text:p>1,25E+01</text:p>
          </table:table-cell>
          <table:table-cell table:style-name="ce17" office:value-type="float" office:value="2.28187661171684" calcext:value-type="float">
            <text:p>2,28E+00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distinct words count</text:p>
          </table:table-cell>
          <table:table-cell table:style-name="ce17" office:value-type="float" office:value="7.214411" calcext:value-type="float">
            <text:p>7,21E+00</text:p>
          </table:table-cell>
          <table:table-cell table:style-name="ce17" office:value-type="float" office:value="21.42609375" calcext:value-type="float">
            <text:p>2,14E+01</text:p>
          </table:table-cell>
          <table:table-cell table:style-name="ce17" office:value-type="float" office:value="5.109276" calcext:value-type="float">
            <text:p>5,11E+00</text:p>
          </table:table-cell>
          <table:table-cell table:style-name="ce17" office:value-type="float" office:value="66.166277" calcext:value-type="float">
            <text:p>6,62E+01</text:p>
          </table:table-cell>
          <table:table-cell table:style-name="ce17" office:value-type="float" office:value="29.8436311225481" calcext:value-type="float">
            <text:p>2,98E+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 calculate distinct rows count</text:p>
          </table:table-cell>
          <table:table-cell table:number-columns-repeated="4" table:style-name="ce17" office:value-type="float" office:value="6.061267" calcext:value-type="float">
            <text:p>6,06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average count</text:p>
          </table:table-cell>
          <table:table-cell table:style-name="ce17" office:value-type="float" office:value="4.814672" calcext:value-type="float">
            <text:p>4,81E+00</text:p>
          </table:table-cell>
          <table:table-cell table:style-name="ce17" office:value-type="float" office:value="7.18873557142857" calcext:value-type="float">
            <text:p>7,19E+00</text:p>
          </table:table-cell>
          <table:table-cell table:style-name="ce17" office:value-type="float" office:value="2.816874" calcext:value-type="float">
            <text:p>2,82E+00</text:p>
          </table:table-cell>
          <table:table-cell table:style-name="ce17" office:value-type="float" office:value="19.572772" calcext:value-type="float">
            <text:p>1,96E+01</text:p>
          </table:table-cell>
          <table:table-cell table:style-name="ce17" office:value-type="float" office:value="4.8240516564964" calcext:value-type="float">
            <text:p>4,82E+00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distinct messages count</text:p>
          </table:table-cell>
          <table:table-cell table:style-name="ce17" office:value-type="float" office:value="4.4006035" calcext:value-type="float">
            <text:p>4,40E+00</text:p>
          </table:table-cell>
          <table:table-cell table:style-name="ce17" office:value-type="float" office:value="25.4522125" calcext:value-type="float">
            <text:p>2,55E+01</text:p>
          </table:table-cell>
          <table:table-cell table:style-name="ce17" office:value-type="float" office:value="3.063772" calcext:value-type="float">
            <text:p>3,06E+00</text:p>
          </table:table-cell>
          <table:table-cell table:style-name="ce17" office:value-type="float" office:value="89.943871" calcext:value-type="float">
            <text:p>8,99E+01</text:p>
          </table:table-cell>
          <table:table-cell table:style-name="ce17" office:value-type="float" office:value="42.9998674338611" calcext:value-type="float">
            <text:p>4,30E+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words entropy</text:p>
          </table:table-cell>
          <table:table-cell table:style-name="ce17" office:value-type="float" office:value="4.237576" calcext:value-type="float">
            <text:p>4,24E+00</text:p>
          </table:table-cell>
          <table:table-cell table:style-name="ce17" office:value-type="float" office:value="14.0102145" calcext:value-type="float">
            <text:p>1,40E+01</text:p>
          </table:table-cell>
          <table:table-cell table:style-name="ce17" office:value-type="float" office:value="2.977458" calcext:value-type="float">
            <text:p>2,98E+00</text:p>
          </table:table-cell>
          <table:table-cell table:style-name="ce17" office:value-type="float" office:value="44.588248" calcext:value-type="float">
            <text:p>4,46E+01</text:p>
          </table:table-cell>
          <table:table-cell table:style-name="ce17" office:value-type="float" office:value="20.3940777926573" calcext:value-type="float">
            <text:p>2,04E+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messages entropy</text:p>
          </table:table-cell>
          <table:table-cell table:style-name="ce17" office:value-type="float" office:value="4.068477" calcext:value-type="float">
            <text:p>4,07E+00</text:p>
          </table:table-cell>
          <table:table-cell table:style-name="ce17" office:value-type="float" office:value="17.47355475" calcext:value-type="float">
            <text:p>1,75E+01</text:p>
          </table:table-cell>
          <table:table-cell table:style-name="ce17" office:value-type="float" office:value="3.055547" calcext:value-type="float">
            <text:p>3,06E+00</text:p>
          </table:table-cell>
          <table:table-cell table:style-name="ce17" office:value-type="float" office:value="58.701718" calcext:value-type="float">
            <text:p>5,87E+01</text:p>
          </table:table-cell>
          <table:table-cell table:style-name="ce17" office:value-type="float" office:value="27.4897318383186" calcext:value-type="float">
            <text:p>2,75E+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variance</text:p>
          </table:table-cell>
          <table:table-cell table:style-name="ce17" office:value-type="float" office:value="3.3823375" calcext:value-type="float">
            <text:p>3,38E+00</text:p>
          </table:table-cell>
          <table:table-cell table:style-name="ce17" office:value-type="float" office:value="5.1592435" calcext:value-type="float">
            <text:p>5,16E+00</text:p>
          </table:table-cell>
          <table:table-cell table:style-name="ce17" office:value-type="float" office:value="2.291052" calcext:value-type="float">
            <text:p>2,29E+00</text:p>
          </table:table-cell>
          <table:table-cell table:style-name="ce17" office:value-type="float" office:value="24.657365" calcext:value-type="float">
            <text:p>2,47E+01</text:p>
          </table:table-cell>
          <table:table-cell table:style-name="ce17" office:value-type="float" office:value="5.8706152645345" calcext:value-type="float">
            <text:p>5,87E+00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calculate min max</text:p>
          </table:table-cell>
          <table:table-cell table:style-name="ce17" office:value-type="float" office:value="2.71694" calcext:value-type="float">
            <text:p>2,72E+00</text:p>
          </table:table-cell>
          <table:table-cell table:style-name="ce17" office:value-type="float" office:value="5.0262342" calcext:value-type="float">
            <text:p>5,03E+00</text:p>
          </table:table-cell>
          <table:table-cell table:style-name="ce17" office:value-type="float" office:value="1.375365" calcext:value-type="float">
            <text:p>1,38E+00</text:p>
          </table:table-cell>
          <table:table-cell table:style-name="ce17" office:value-type="float" office:value="20.065449" calcext:value-type="float">
            <text:p>2,01E+01</text:p>
          </table:table-cell>
          <table:table-cell table:style-name="ce17" office:value-type="float" office:value="6.13882733152825" calcext:value-type="float">
            <text:p>6,14E+00</text:p>
          </table:table-cell>
          <table:table-cell table:style-name="ce2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null rows count</text:p>
          </table:table-cell>
          <table:table-cell table:number-columns-repeated="4" table:style-name="ce17" office:value-type="float" office:value="1.52749" calcext:value-type="float">
            <text:p>1,53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null rows count</text:p>
          </table:table-cell>
          <table:table-cell table:style-name="ce17" office:value-type="float" office:value="1.205156" calcext:value-type="float">
            <text:p>1,21E+00</text:p>
          </table:table-cell>
          <table:table-cell table:style-name="ce17" office:value-type="float" office:value="1.21830025" calcext:value-type="float">
            <text:p>1,22E+00</text:p>
          </table:table-cell>
          <table:table-cell table:style-name="ce17" office:value-type="float" office:value="1.162284" calcext:value-type="float">
            <text:p>1,16E+00</text:p>
          </table:table-cell>
          <table:table-cell table:style-name="ce17" office:value-type="float" office:value="1.300605" calcext:value-type="float">
            <text:p>1,30E+00</text:p>
          </table:table-cell>
          <table:table-cell table:style-name="ce17" office:value-type="float" office:value="0.0591711562186341" calcext:value-type="float">
            <text:p>5,92E-02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 calculate null rows count</text:p>
          </table:table-cell>
          <table:table-cell table:number-columns-repeated="4" table:style-name="ce17" office:value-type="float" office:value="1.084579" calcext:value-type="float">
            <text:p>1,08E+00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imestampprocessor. calculate not null rows count</text:p>
          </table:table-cell>
          <table:table-cell table:number-columns-repeated="4" table:style-name="ce17" office:value-type="float" office:value="0.884798" calcext:value-type="float">
            <text:p>8,85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Numericprocessor. calculate not null rows count</text:p>
          </table:table-cell>
          <table:table-cell table:number-columns-repeated="4" table:style-name="ce17" office:value-type="float" office:value="0.583603" calcext:value-type="float">
            <text:p>5,84E-01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ingprocessor. calculate not null rows count</text:p>
          </table:table-cell>
          <table:table-cell table:style-name="ce17" office:value-type="float" office:value="0.5679045" calcext:value-type="float">
            <text:p>5,68E-01</text:p>
          </table:table-cell>
          <table:table-cell table:style-name="ce17" office:value-type="float" office:value="0.59127675" calcext:value-type="float">
            <text:p>5,91E-01</text:p>
          </table:table-cell>
          <table:table-cell table:style-name="ce17" office:value-type="float" office:value="0.430531" calcext:value-type="float">
            <text:p>4,31E-01</text:p>
          </table:table-cell>
          <table:table-cell table:style-name="ce17" office:value-type="float" office:value="0.798767" calcext:value-type="float">
            <text:p>7,99E-01</text:p>
          </table:table-cell>
          <table:table-cell table:style-name="ce17" office:value-type="float" office:value="0.156159469317692" calcext:value-type="float">
            <text:p>1,56E-01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upleprocessor.process</text:p>
          </table:table-cell>
          <table:table-cell table:number-columns-repeated="4" table:style-name="ce17" office:value-type="float" office:value="0.000299" calcext:value-type="float">
            <text:p>2,99E-04</text:p>
          </table:table-cell>
          <table:table-cell table:style-name="ce17" office:value-type="string" calcext:value-type="string">
            <text:p>-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7" office:value-type="float" office:value="0.000005" calcext:value-type="float">
            <text:p>5,00E-06</text:p>
          </table:table-cell>
          <table:table-cell table:style-name="ce17" office:value-type="float" office:value="0.00000535714285714286" calcext:value-type="float">
            <text:p>5,36E-06</text:p>
          </table:table-cell>
          <table:table-cell table:style-name="ce17" office:value-type="float" office:value="0.000003" calcext:value-type="float">
            <text:p>3,00E-06</text:p>
          </table:table-cell>
          <table:table-cell table:style-name="ce17" office:value-type="float" office:value="0.000007" calcext:value-type="float">
            <text:p>7,00E-06</text:p>
          </table:table-cell>
          <table:table-cell table:style-name="ce17" office:value-type="float" office:value="0.00000108181776206978" calcext:value-type="float">
            <text:p>1,08E-06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lumnstatisticscalculator. calculate standard deviation</text:p>
          </table:table-cell>
          <table:table-cell table:style-name="ce17" office:value-type="float" office:value="0.000004" calcext:value-type="float">
            <text:p>4,00E-06</text:p>
          </table:table-cell>
          <table:table-cell table:style-name="ce17" office:value-type="float" office:value="0.00000478571428571429" calcext:value-type="float">
            <text:p>4,79E-06</text:p>
          </table:table-cell>
          <table:table-cell table:style-name="ce17" office:value-type="float" office:value="0.000003" calcext:value-type="float">
            <text:p>3,00E-06</text:p>
          </table:table-cell>
          <table:table-cell table:style-name="ce17" office:value-type="float" office:value="0.000014" calcext:value-type="float">
            <text:p>1,40E-05</text:p>
          </table:table-cell>
          <table:table-cell table:style-name="ce17" office:value-type="float" office:value="0.00000269411242494476" calcext:value-type="float">
            <text:p>2,69E-06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Mostra de 10e4 files'.A59:'Mostra de 10e4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Mostra de 10e5 files'.A59:'Mostra de 10e5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Mostra de 10e6 files'.A59:'Mostra de 10e6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Mostra de 10e7 files'.A59:'Mostra de 10e7 files'.G92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onjunt de dades complet'.A59:'Conjunt de dades complet'.G9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ca" fo:country="ES" style:font-name-asian="Noto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3" number:min-decimal-places="3" number:min-integer-digits="1" number:grouping="true"/>
    </number:number-style>
    <number:number-style style:name="N106">
      <number:number number:decimal-places="4" number:min-decimal-places="4" number:min-integer-digits="1" number:grouping="true"/>
    </number:number-style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10:18:45.859525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dc:date>2021-06-02T10:23:21.677954812</dc:date>
    <meta:editing-duration>PT33M58S</meta:editing-duration>
    <meta:editing-cycles>20</meta:editing-cycles>
    <meta:document-statistic meta:table-count="6" meta:cell-count="3396" meta:object-count="0"/>
  </office:meta>
</office:document-meta>
</file>